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23.6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5.65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21.61mm"/>
    </style:style>
    <style:style style:name="co8" style:family="table-column">
      <style:table-column-properties fo:break-before="auto" style:column-width="23.92mm"/>
    </style:style>
    <style:style style:name="co9" style:family="table-column">
      <style:table-column-properties fo:break-before="auto" style:column-width="18.73mm"/>
    </style:style>
    <style:style style:name="co10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bcc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vertical-align="middle"/>
      <style:text-properties fo:font-weight="bold"/>
    </style:style>
    <style:style style:name="ce3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67" style:family="table-cell" style:parent-style-name="Default">
      <style:text-properties fo:color="#407927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024" table:default-cell-style-name="ce2"/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A4:Zeit0.F5 Zeit0.A1:Zeit0.F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A3:Zeit0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1" table:number-columns-repeated="14" table:default-cell-style-name="ce2"/>
        <table:table-column table:style-name="co2" table:default-cell-style-name="ce2"/>
        <table:table-column table:style-name="co1" table:number-columns-repeated="1009" table:default-cell-style-name="ce2"/>
        <table:table-row table:style-name="ro1">
          <table:table-cell table:style-name="ce8" table:formula="of:==SUMPRODUCT([Zeit0.A1:.B2];[$Verteilung.B19:$Verteilung.C20])" office:value-type="float" office:value="0" calcext:value-type="float">
            <text:p>0</text:p>
          </table:table-cell>
          <table:table-cell table:style-name="ce8" table:formula="of:=SUMPRODUCT([Zeit0.A1:.C2];[$Verteilung.F19:$Verteilung.H20])" office:value-type="float" office:value="0" calcext:value-type="float">
            <text:p>0</text:p>
          </table:table-cell>
          <table:table-cell table:style-name="ce8" table:formula="of:=SUMPRODUCT([Zeit0.B1:.D2];[$Verteilung.$J$19:$Verteilung.$L$20])" office:value-type="float" office:value="0" calcext:value-type="float">
            <text:p>0</text:p>
          </table:table-cell>
          <table:table-cell table:style-name="ce8" table:formula="of:=SUMPRODUCT([Zeit0.C1:.E2];[$Verteilung.$J$19:$Verteilung.$L$20])" office:value-type="float" office:value="0" calcext:value-type="float">
            <text:p>0</text:p>
          </table:table-cell>
          <table:table-cell table:style-name="ce8" table:formula="of:=SUMPRODUCT([Zeit0.D1:.F2];[$Verteilung.N19:$Verteilung.P20])" office:value-type="float" office:value="0" calcext:value-type="float">
            <text:p>0</text:p>
          </table:table-cell>
          <table:table-cell table:style-name="ce8" table:formula="of:=SUMPRODUCT([Zeit0.E1:.F2];[$Verteilung.S19:$Verteilung.T20])" office:value-type="float" office:value="0" calcext:value-type="float">
            <text:p>0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8" table:formula="of:=SUMPRODUCT([Zeit0.A1:.B3];[$Verteilung.B23:$Verteilung.C25])" office:value-type="float" office:value="0" calcext:value-type="float">
            <text:p>0</text:p>
          </table:table-cell>
          <table:table-cell table:style-name="ce8" table:formula="of:=SUMPRODUCT([Zeit0.A1:.C3];[$Verteilung.F23:$Verteilung.H25])" office:value-type="float" office:value="0" calcext:value-type="float">
            <text:p>0</text:p>
          </table:table-cell>
          <table:table-cell table:style-name="ce14" table:formula="of:=SUMPRODUCT([Zeit0.B1:.D3];[$Verteilung.$J$23:$Verteilung.$L$25])" office:value-type="float" office:value="0" calcext:value-type="float">
            <text:p>0</text:p>
          </table:table-cell>
          <table:table-cell table:style-name="ce14" table:formula="of:=SUMPRODUCT([Zeit0.C1:.E3];[$Verteilung.$J$23:$Verteilung.$L$25])" office:value-type="float" office:value="0" calcext:value-type="float">
            <text:p>0</text:p>
          </table:table-cell>
          <table:table-cell table:style-name="ce8" table:formula="of:=SUMPRODUCT([Zeit0.D1:.F3];[$Verteilung.N23:$Verteilung.P25])" office:value-type="float" office:value="0" calcext:value-type="float">
            <text:p>0</text:p>
          </table:table-cell>
          <table:table-cell table:style-name="ce8" table:formula="of:=SUMPRODUCT([Zeit0.E1:.F3];[$Verteilung.S23:$Verteilung.T25])" office:value-type="float" office:value="0" calcext:value-type="float">
            <text:p>0</text:p>
          </table:table-cell>
          <table:table-cell table:number-columns-repeated="8"/>
          <table:table-cell table:style-name="ce16" table:formula="of:=SUM([.A1:.F5])" office:value-type="float" office:value="1000" calcext:value-type="float">
            <text:p>1000</text:p>
          </table:table-cell>
          <table:table-cell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8" table:formula="of:=SUMPRODUCT([Zeit0.A2:.B4];[$Verteilung.B27:$Verteilung.C29])" office:value-type="float" office:value="56.8641046305657" calcext:value-type="float">
            <text:p>56,8641046305657</text:p>
          </table:table-cell>
          <table:table-cell table:style-name="ce8" table:formula="of:=SUMPRODUCT([Zeit0.A2:.C4];[$Verteilung.F27:$Verteilung.H29])" office:value-type="float" office:value="40.2089939903744" calcext:value-type="float">
            <text:p>40,2089939903744</text:p>
          </table:table-cell>
          <table:table-cell table:style-name="ce14" table:formula="of:=SUMPRODUCT([Zeit0.B2:.D4];[$Verteilung.$J$27:$Verteilung.$L$29])" office:value-type="float" office:value="0" calcext:value-type="float">
            <text:p>0</text:p>
          </table:table-cell>
          <table:table-cell table:style-name="ce8" table:formula="of:=SUMPRODUCT([Zeit0.C2:.E4];[$Verteilung.$J$27:$Verteilung.$L$29])" office:value-type="float" office:value="0" calcext:value-type="float">
            <text:p>0</text:p>
          </table:table-cell>
          <table:table-cell table:style-name="ce8" table:formula="of:=SUMPRODUCT([Zeit0.D2:.F4];[$Verteilung.N27:$Verteilung.P29])" office:value-type="float" office:value="0" calcext:value-type="float">
            <text:p>0</text:p>
          </table:table-cell>
          <table:table-cell table:style-name="ce8" table:formula="of:=SUMPRODUCT([Zeit0.E2:.F4];[$Verteilung.S27:$Verteilung.T29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8" table:formula="of:=SUMPRODUCT([Zeit0.A3:.B5];[$Verteilung.B31:$Verteilung.C33])" office:value-type="float" office:value="748.989698127554" calcext:value-type="float">
            <text:p>748,989698127554</text:p>
          </table:table-cell>
          <table:table-cell table:style-name="ce8" table:formula="of:=SUMPRODUCT([Zeit0.A3:.C5];[$Verteilung.F31:$Verteilung.H33])" office:value-type="float" office:value="56.8641046305657" calcext:value-type="float">
            <text:p>56,8641046305657</text:p>
          </table:table-cell>
          <table:table-cell table:style-name="ce8" table:formula="of:=SUMPRODUCT([Zeit0.B3:.D5];[$Verteilung.$J$31:$Verteilung.$L$33])" office:value-type="float" office:value="0" calcext:value-type="float">
            <text:p>0</text:p>
          </table:table-cell>
          <table:table-cell table:style-name="ce8" table:formula="of:=SUMPRODUCT([Zeit0.C3:.E5];[$Verteilung.$J$31:$Verteilung.$L$33])" office:value-type="float" office:value="0" calcext:value-type="float">
            <text:p>0</text:p>
          </table:table-cell>
          <table:table-cell table:style-name="ce8" table:formula="of:=SUMPRODUCT([Zeit0.D3:.F5];[$Verteilung.N31:$Verteilung.P33])" office:value-type="float" office:value="0" calcext:value-type="float">
            <text:p>0</text:p>
          </table:table-cell>
          <table:table-cell table:style-name="ce8" table:formula="of:=SUMPRODUCT([Zeit0.E3:.F5];[$Verteilung.S31:$Verteilung.T33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8" table:formula="of:=SUMPRODUCT([Zeit0.A4:.B5];[$Verteilung.B36:$Verteilung.C37])" office:value-type="float" office:value="56.8641046305657" calcext:value-type="float">
            <text:p>56,8641046305657</text:p>
          </table:table-cell>
          <table:table-cell table:style-name="ce8" table:formula="of:=SUMPRODUCT([Zeit0.A4:.C5];[$Verteilung.F36:$Verteilung.H37])" office:value-type="float" office:value="40.2089939903744" calcext:value-type="float">
            <text:p>40,2089939903744</text:p>
          </table:table-cell>
          <table:table-cell table:style-name="ce8" table:formula="of:=SUMPRODUCT([Zeit0.B4:.D5];[$Verteilung.$J$36:$Verteilung.$L$37])" office:value-type="float" office:value="0" calcext:value-type="float">
            <text:p>0</text:p>
          </table:table-cell>
          <table:table-cell table:style-name="ce8" table:formula="of:=SUMPRODUCT([Zeit0.C4:.E5];[$Verteilung.$J$36:$Verteilung.$L$37])" office:value-type="float" office:value="0" calcext:value-type="float">
            <text:p>0</text:p>
          </table:table-cell>
          <table:table-cell table:style-name="ce8" table:formula="of:=SUMPRODUCT([Zeit0.D4:.F5];[$Verteilung.N36:$Verteilung.P37])" office:value-type="float" office:value="0" calcext:value-type="float">
            <text:p>0</text:p>
          </table:table-cell>
          <table:table-cell table:style-name="ce8" table:formula="of:=SUMPRODUCT([Zeit0.E4:.F5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number-columns-repeated="16"/>
          <table:table-cell table:style-name="Default" table:number-columns-repeated="9"/>
          <table:table-cell table:number-columns-repeated="999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/>
          <table:table-cell table:style-name="Default" table:number-columns-repeated="9"/>
          <table:table-cell table:number-columns-repeated="999"/>
        </table:table-row>
        <table:table-row table:style-name="ro1" table:number-rows-repeated="3">
          <table:table-cell table:number-columns-repeated="16"/>
          <table:table-cell table:style-name="Default" table:number-columns-repeated="9"/>
          <table:table-cell table:number-columns-repeated="99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A1:Zeit1.F1 Zeit1.A4:Zeit1.F5 Zeit1.A2:Zeit1.B3 Zeit1.D2:Zeit1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C2:Zeit1.C3 Zeit1.D2:Zeit1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2" table:style-name="ta1">
        <table:table-column table:style-name="co1" table:number-columns-repeated="14" table:default-cell-style-name="ce2"/>
        <table:table-column table:style-name="co3" table:default-cell-style-name="ce2"/>
        <table:table-column table:style-name="co1" table:number-columns-repeated="1009" table:default-cell-style-name="ce2"/>
        <table:table-row table:style-name="ro1">
          <table:table-cell table:style-name="ce17" table:formula="of:==SUMPRODUCT([Zeit1.A1:.B2];[$Verteilung.B19:$Verteilung.C20])" office:value-type="float" office:value="0" calcext:value-type="float">
            <text:p>0</text:p>
          </table:table-cell>
          <table:table-cell table:style-name="ce17" table:formula="of:=SUMPRODUCT([Zeit1.A1:.C2];[$Verteilung.F19:$Verteilung.H20])" office:value-type="float" office:value="0" calcext:value-type="float">
            <text:p>0</text:p>
          </table:table-cell>
          <table:table-cell table:style-name="ce17" table:formula="of:=SUMPRODUCT([Zeit1.B1:.D2];[$Verteilung.$J$19:$Verteilung.$L$20])" office:value-type="float" office:value="0" calcext:value-type="float">
            <text:p>0</text:p>
          </table:table-cell>
          <table:table-cell table:style-name="ce17" table:formula="of:=SUMPRODUCT([Zeit1.C1:.E2];[$Verteilung.$J$19:$Verteilung.$L$20])" office:value-type="float" office:value="0" calcext:value-type="float">
            <text:p>0</text:p>
          </table:table-cell>
          <table:table-cell table:style-name="ce17" table:formula="of:=SUMPRODUCT([Zeit1.D1:.F2];[$Verteilung.N19:$Verteilung.P20])" office:value-type="float" office:value="0" calcext:value-type="float">
            <text:p>0</text:p>
          </table:table-cell>
          <table:table-cell table:style-name="ce17" table:formula="of:=SUMPRODUCT([Zeit1.E1:.F2];[$Verteilung.S19:$Verteilung.T20])" office:value-type="float" office:value="0" calcext:value-type="float">
            <text:p>0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17" table:formula="of:=SUMPRODUCT([Zeit1.A1:.B3];[$Verteilung.B23:$Verteilung.C25])" office:value-type="float" office:value="4.65512901120007" calcext:value-type="float">
            <text:p>4,65512901120007</text:p>
          </table:table-cell>
          <table:table-cell table:style-name="ce17" table:formula="of:=SUMPRODUCT([Zeit1.A1:.C3];[$Verteilung.F23:$Verteilung.H25])" office:value-type="float" office:value="4.29689814087716" calcext:value-type="float">
            <text:p>4,29689814087716</text:p>
          </table:table-cell>
          <table:table-cell table:style-name="ce18" table:formula="of:=SUMPRODUCT([Zeit1.B1:.D3];[$Verteilung.$J$23:$Verteilung.$L$25])" office:value-type="float" office:value="1.42160261576414" calcext:value-type="float">
            <text:p>1,42160261576414</text:p>
          </table:table-cell>
          <table:table-cell table:style-name="ce19" table:formula="of:=SUMPRODUCT([Zeit1.C1:.E3];[$Verteilung.$J$23:$Verteilung.$L$25])" office:value-type="float" office:value="0" calcext:value-type="float">
            <text:p>0</text:p>
          </table:table-cell>
          <table:table-cell table:style-name="ce17" table:formula="of:=SUMPRODUCT([Zeit1.D1:.F3];[$Verteilung.N23:$Verteilung.P25])" office:value-type="float" office:value="0" calcext:value-type="float">
            <text:p>0</text:p>
          </table:table-cell>
          <table:table-cell table:style-name="ce17" table:formula="of:=SUMPRODUCT([Zeit1.E1:.F3];[$Verteilung.S23:$Verteilung.T25])" office:value-type="float" office:value="0" calcext:value-type="float">
            <text:p>0</text:p>
          </table:table-cell>
          <table:table-cell table:number-columns-repeated="8"/>
          <table:table-cell table:style-name="ce16" table:formula="of:=SUM([.A1:.F5])" office:value-type="float" office:value="1000" calcext:value-type="float">
            <text:p>1000</text:p>
          </table:table-cell>
          <table:table-cell table:number-columns-repeated="1009"/>
        </table:table-row>
        <table:table-row table:style-name="ro1">
          <table:table-cell table:style-name="ce17" table:formula="of:=SUMPRODUCT([Zeit1.A2:.B4];[$Verteilung.B27:$Verteilung.C29])" office:value-type="float" office:value="89.2021565221196" calcext:value-type="float">
            <text:p>89,2021565221196</text:p>
          </table:table-cell>
          <table:table-cell table:style-name="ce17" table:formula="of:=SUMPRODUCT([Zeit1.A2:.C4];[$Verteilung.F27:$Verteilung.H29])" office:value-type="float" office:value="62.6736386270703" calcext:value-type="float">
            <text:p>62,6736386270703</text:p>
          </table:table-cell>
          <table:table-cell table:style-name="ce18" table:formula="of:=SUMPRODUCT([Zeit1.B2:.D4];[$Verteilung.$J$27:$Verteilung.$L$29])" office:value-type="float" office:value="4.02089939903744" calcext:value-type="float">
            <text:p>4,02089939903744</text:p>
          </table:table-cell>
          <table:table-cell table:style-name="ce17" table:formula="of:=SUMPRODUCT([Zeit1.C2:.E4];[$Verteilung.$J$27:$Verteilung.$L$29])" office:value-type="float" office:value="0" calcext:value-type="float">
            <text:p>0</text:p>
          </table:table-cell>
          <table:table-cell table:style-name="ce17" table:formula="of:=SUMPRODUCT([Zeit1.D2:.F4];[$Verteilung.N27:$Verteilung.P29])" office:value-type="float" office:value="0" calcext:value-type="float">
            <text:p>0</text:p>
          </table:table-cell>
          <table:table-cell table:style-name="ce17" table:formula="of:=SUMPRODUCT([Zeit1.E2:.F4];[$Verteilung.S27:$Verteilung.T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7" table:formula="of:=SUMPRODUCT([Zeit1.A3:.B5];[$Verteilung.B31:$Verteilung.C33])" office:value-type="float" office:value="573.68182610948" calcext:value-type="float">
            <text:p>573,68182610948</text:p>
          </table:table-cell>
          <table:table-cell table:style-name="ce17" table:formula="of:=SUMPRODUCT([Zeit1.A3:.C5];[$Verteilung.F31:$Verteilung.H33])" office:value-type="float" office:value="89.1557231136053" calcext:value-type="float">
            <text:p>89,1557231136053</text:p>
          </table:table-cell>
          <table:table-cell table:style-name="ce17" table:formula="of:=SUMPRODUCT([Zeit1.B3:.D5];[$Verteilung.$J$31:$Verteilung.$L$33])" office:value-type="float" office:value="5.88157104501039" calcext:value-type="float">
            <text:p>5,88157104501039</text:p>
          </table:table-cell>
          <table:table-cell table:style-name="ce17" table:formula="of:=SUMPRODUCT([Zeit1.C3:.E5];[$Verteilung.$J$31:$Verteilung.$L$33])" office:value-type="float" office:value="0" calcext:value-type="float">
            <text:p>0</text:p>
          </table:table-cell>
          <table:table-cell table:style-name="ce17" table:formula="of:=SUMPRODUCT([Zeit1.D3:.F5];[$Verteilung.N31:$Verteilung.P33])" office:value-type="float" office:value="0" calcext:value-type="float">
            <text:p>0</text:p>
          </table:table-cell>
          <table:table-cell table:style-name="ce17" table:formula="of:=SUMPRODUCT([Zeit1.E3:.F5];[$Verteilung.S31:$Verteilung.T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7" table:formula="of:=SUMPRODUCT([Zeit1.A4:.B5];[$Verteilung.B36:$Verteilung.C37])" office:value-type="float" office:value="94.0570467338753" calcext:value-type="float">
            <text:p>94,0570467338753</text:p>
          </table:table-cell>
          <table:table-cell table:style-name="ce17" table:formula="of:=SUMPRODUCT([Zeit1.A4:.C5];[$Verteilung.F36:$Verteilung.H37])" office:value-type="float" office:value="66.6566105410834" calcext:value-type="float">
            <text:p>66,6566105410834</text:p>
          </table:table-cell>
          <table:table-cell table:style-name="ce17" table:formula="of:=SUMPRODUCT([Zeit1.B4:.D5];[$Verteilung.$J$36:$Verteilung.$L$37])" office:value-type="float" office:value="4.29689814087716" calcext:value-type="float">
            <text:p>4,29689814087716</text:p>
          </table:table-cell>
          <table:table-cell table:style-name="ce17" table:formula="of:=SUMPRODUCT([Zeit1.C4:.E5];[$Verteilung.$J$36:$Verteilung.$L$37])" office:value-type="float" office:value="0" calcext:value-type="float">
            <text:p>0</text:p>
          </table:table-cell>
          <table:table-cell table:style-name="ce17" table:formula="of:=SUMPRODUCT([Zeit1.D4:.F5];[$Verteilung.N36:$Verteilung.P37])" office:value-type="float" office:value="0" calcext:value-type="float">
            <text:p>0</text:p>
          </table:table-cell>
          <table:table-cell table:style-name="ce17" table:formula="of:=SUMPRODUCT([Zeit1.E4:.F5];[$Verteilung.S36:$Verteilung.T37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A1:Zeit2.F1 Zeit2.A4:Zeit2.F5 Zeit2.A2:Zeit2.B3 Zeit2.D2:Zeit2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C2:Zeit2.C3 Zeit2.D2:Zeit2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4" table:default-cell-style-name="ce2"/>
        <table:table-column table:style-name="co4" table:default-cell-style-name="ce2"/>
        <table:table-column table:style-name="co1" table:number-columns-repeated="1009" table:default-cell-style-name="ce2"/>
        <table:table-row table:style-name="ro1">
          <table:table-cell table:style-name="ce20" table:formula="of:==SUMPRODUCT([Zeit2.A1:.B2];[$Verteilung.B19:$Verteilung.C20])" office:value-type="float" office:value="0.416628033835768" calcext:value-type="float">
            <text:p>0,416628033835768</text:p>
          </table:table-cell>
          <table:table-cell table:style-name="ce20" table:formula="of:=SUMPRODUCT([Zeit2.A1:.C2];[$Verteilung.F19:$Verteilung.H20])" office:value-type="float" office:value="0.488678530939444" calcext:value-type="float">
            <text:p>0,488678530939444</text:p>
          </table:table-cell>
          <table:table-cell table:style-name="ce20" table:formula="of:=SUMPRODUCT([Zeit2.B1:.D2];[$Verteilung.$J$19:$Verteilung.$L$20])" office:value-type="float" office:value="0.253612111409679" calcext:value-type="float">
            <text:p>0,253612111409679</text:p>
          </table:table-cell>
          <table:table-cell table:style-name="ce20" table:formula="of:=SUMPRODUCT([Zeit2.C1:.E2];[$Verteilung.$J$19:$Verteilung.$L$20])" office:value-type="float" office:value="0.0571612110339609" calcext:value-type="float">
            <text:p>0,057161211033961</text:p>
          </table:table-cell>
          <table:table-cell table:style-name="ce20" table:formula="of:=SUMPRODUCT([Zeit2.D1:.F2];[$Verteilung.N19:$Verteilung.P20])" office:value-type="float" office:value="0" calcext:value-type="float">
            <text:p>0</text:p>
          </table:table-cell>
          <table:table-cell table:style-name="ce20" table:formula="of:=SUMPRODUCT([Zeit2.E1:.F2];[$Verteilung.S19:$Verteilung.T20])" office:value-type="float" office:value="0" calcext:value-type="float">
            <text:p>0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20" table:formula="of:=SUMPRODUCT([Zeit2.A1:.B3];[$Verteilung.B23:$Verteilung.C25])" office:value-type="float" office:value="10.9897370853752" calcext:value-type="float">
            <text:p>10,9897370853752</text:p>
          </table:table-cell>
          <table:table-cell table:style-name="ce20" table:formula="of:=SUMPRODUCT([Zeit2.A1:.C3];[$Verteilung.F23:$Verteilung.H25])" office:value-type="float" office:value="10.0282063924114" calcext:value-type="float">
            <text:p>10,0282063924114</text:p>
          </table:table-cell>
          <table:table-cell table:style-name="ce21" table:formula="of:=SUMPRODUCT([Zeit2.B1:.D3];[$Verteilung.$J$23:$Verteilung.$L$25])" office:value-type="float" office:value="3.567974743397" calcext:value-type="float">
            <text:p>3,567974743397</text:p>
          </table:table-cell>
          <table:table-cell table:style-name="ce22" table:formula="of:=SUMPRODUCT([Zeit2.C1:.E3];[$Verteilung.$J$23:$Verteilung.$L$25])" office:value-type="float" office:value="0.213240392364621" calcext:value-type="float">
            <text:p>0,213240392364621</text:p>
          </table:table-cell>
          <table:table-cell table:style-name="ce20" table:formula="of:=SUMPRODUCT([Zeit2.D1:.F3];[$Verteilung.N23:$Verteilung.P25])" office:value-type="float" office:value="0" calcext:value-type="float">
            <text:p>0</text:p>
          </table:table-cell>
          <table:table-cell table:style-name="ce20" table:formula="of:=SUMPRODUCT([Zeit2.E1:.F3];[$Verteilung.S23:$Verteilung.T25])" office:value-type="float" office:value="0" calcext:value-type="float">
            <text:p>0</text:p>
          </table:table-cell>
          <table:table-cell table:number-columns-repeated="8"/>
          <table:table-cell table:style-name="ce16" table:formula="of:=SUM([.A1:.F5])" office:value-type="float" office:value="1000.07390798547" calcext:value-type="float">
            <text:p>1000,07390798547</text:p>
          </table:table-cell>
          <table:table-cell table:number-columns-repeated="1009"/>
        </table:table-row>
        <table:table-row table:style-name="ro1">
          <table:table-cell table:style-name="ce20" table:formula="of:=SUMPRODUCT([Zeit2.A2:.B4];[$Verteilung.B27:$Verteilung.C29])" office:value-type="float" office:value="106.135840455323" calcext:value-type="float">
            <text:p>106,135840455323</text:p>
          </table:table-cell>
          <table:table-cell table:style-name="ce20" table:formula="of:=SUMPRODUCT([Zeit2.A2:.C4];[$Verteilung.F27:$Verteilung.H29])" office:value-type="float" office:value="74.7341500549555" calcext:value-type="float">
            <text:p>74,7341500549555</text:p>
          </table:table-cell>
          <table:table-cell table:style-name="ce21" table:formula="of:=SUMPRODUCT([Zeit2.B2:.D4];[$Verteilung.$J$27:$Verteilung.$L$29])" office:value-type="float" office:value="9.45096819775167" calcext:value-type="float">
            <text:p>9,45096819775167</text:p>
          </table:table-cell>
          <table:table-cell table:style-name="ce20" table:formula="of:=SUMPRODUCT([Zeit2.C2:.E4];[$Verteilung.$J$27:$Verteilung.$L$29])" office:value-type="float" office:value="0.459251150937705" calcext:value-type="float">
            <text:p>0,459251150937705</text:p>
          </table:table-cell>
          <table:table-cell table:style-name="ce20" table:formula="of:=SUMPRODUCT([Zeit2.D2:.F4];[$Verteilung.N27:$Verteilung.P29])" office:value-type="float" office:value="0" calcext:value-type="float">
            <text:p>0</text:p>
          </table:table-cell>
          <table:table-cell table:style-name="ce20" table:formula="of:=SUMPRODUCT([Zeit2.E2:.F4];[$Verteilung.S27:$Verteilung.T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table:formula="of:=SUMPRODUCT([Zeit2.A3:.B5];[$Verteilung.B31:$Verteilung.C33])" office:value-type="float" office:value="450.031488010556" calcext:value-type="float">
            <text:p>450,031488010556</text:p>
          </table:table-cell>
          <table:table-cell table:style-name="ce20" table:formula="of:=SUMPRODUCT([Zeit2.A3:.C5];[$Verteilung.F31:$Verteilung.H33])" office:value-type="float" office:value="106.646283859768" calcext:value-type="float">
            <text:p>106,646283859768</text:p>
          </table:table-cell>
          <table:table-cell table:style-name="ce20" table:formula="of:=SUMPRODUCT([Zeit2.B3:.D5];[$Verteilung.$J$31:$Verteilung.$L$33])" office:value-type="float" office:value="13.6726904695257" calcext:value-type="float">
            <text:p>13,6726904695257</text:p>
          </table:table-cell>
          <table:table-cell table:style-name="ce20" table:formula="of:=SUMPRODUCT([Zeit2.C3:.E5];[$Verteilung.$J$31:$Verteilung.$L$33])" office:value-type="float" office:value="0.609012765350714" calcext:value-type="float">
            <text:p>0,609012765350714</text:p>
          </table:table-cell>
          <table:table-cell table:style-name="ce20" table:formula="of:=SUMPRODUCT([Zeit2.D3:.F5];[$Verteilung.N31:$Verteilung.P33])" office:value-type="float" office:value="0" calcext:value-type="float">
            <text:p>0</text:p>
          </table:table-cell>
          <table:table-cell table:style-name="ce20" table:formula="of:=SUMPRODUCT([Zeit2.E3:.F5];[$Verteilung.S31:$Verteilung.T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table:formula="of:=SUMPRODUCT([Zeit2.A4:.B5];[$Verteilung.B36:$Verteilung.C37])" office:value-type="float" office:value="117.585955623841" calcext:value-type="float">
            <text:p>117,585955623841</text:p>
          </table:table-cell>
          <table:table-cell table:style-name="ce20" table:formula="of:=SUMPRODUCT([Zeit2.A4:.C5];[$Verteilung.F36:$Verteilung.H37])" office:value-type="float" office:value="83.8258344031627" calcext:value-type="float">
            <text:p>83,8258344031627</text:p>
          </table:table-cell>
          <table:table-cell table:style-name="ce20" table:formula="of:=SUMPRODUCT([Zeit2.B4:.D5];[$Verteilung.$J$36:$Verteilung.$L$37])" office:value-type="float" office:value="10.454910289559" calcext:value-type="float">
            <text:p>10,454910289559</text:p>
          </table:table-cell>
          <table:table-cell table:style-name="ce20" table:formula="of:=SUMPRODUCT([Zeit2.C4:.E5];[$Verteilung.$J$36:$Verteilung.$L$37])" office:value-type="float" office:value="0.452284203967587" calcext:value-type="float">
            <text:p>0,452284203967587</text:p>
          </table:table-cell>
          <table:table-cell table:style-name="ce20" table:formula="of:=SUMPRODUCT([Zeit2.D4:.F5];[$Verteilung.N36:$Verteilung.P37])" office:value-type="float" office:value="0" calcext:value-type="float">
            <text:p>0</text:p>
          </table:table-cell>
          <table:table-cell table:style-name="ce20" table:formula="of:=SUMPRODUCT([Zeit2.E4:.F5];[$Verteilung.S36:$Verteilung.T37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A1:Zeit3.F1 Zeit3.A4:Zeit3.F5 Zeit3.A2:Zeit3.B3 Zeit3.D2:Zeit3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C2:Zeit3.C3 Zeit3.D2:Zeit3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4" table:style-name="ta1">
        <table:table-column table:style-name="co1" table:number-columns-repeated="14" table:default-cell-style-name="ce2"/>
        <table:table-column table:style-name="co2" table:default-cell-style-name="ce2"/>
        <table:table-column table:style-name="co1" table:number-columns-repeated="1009" table:default-cell-style-name="ce2"/>
        <table:table-row table:style-name="ro1">
          <table:table-cell table:style-name="ce23" table:formula="of:==SUMPRODUCT([Zeit3.A1:.B2];[$Verteilung.B19:$Verteilung.C20])" office:value-type="float" office:value="1.35285887800305" calcext:value-type="float">
            <text:p>1,35285887800305</text:p>
          </table:table-cell>
          <table:table-cell table:style-name="ce23" table:formula="of:=SUMPRODUCT([Zeit3.A1:.C2];[$Verteilung.F19:$Verteilung.H20])" office:value-type="float" office:value="1.56227073985912" calcext:value-type="float">
            <text:p>1,56227073985912</text:p>
          </table:table-cell>
          <table:table-cell table:style-name="ce23" table:formula="of:=SUMPRODUCT([Zeit3.B1:.D2];[$Verteilung.$J$19:$Verteilung.$L$20])" office:value-type="float" office:value="0.835679508314866" calcext:value-type="float">
            <text:p>0,835679508314866</text:p>
          </table:table-cell>
          <table:table-cell table:style-name="ce23" table:formula="of:=SUMPRODUCT([Zeit3.C1:.E2];[$Verteilung.$J$19:$Verteilung.$L$20])" office:value-type="float" office:value="0.212824982833653" calcext:value-type="float">
            <text:p>0,212824982833653</text:p>
          </table:table-cell>
          <table:table-cell table:style-name="ce23" table:formula="of:=SUMPRODUCT([Zeit3.D1:.F2];[$Verteilung.N19:$Verteilung.P20])" office:value-type="float" office:value="0.0118246027401391" calcext:value-type="float">
            <text:p>0,011824602740139</text:p>
          </table:table-cell>
          <table:table-cell table:style-name="ce23" table:formula="of:=SUMPRODUCT([Zeit3.E1:.F2];[$Verteilung.S19:$Verteilung.T20])" office:value-type="float" office:value="0" calcext:value-type="float">
            <text:p>0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23" table:formula="of:=SUMPRODUCT([Zeit3.A1:.B3];[$Verteilung.B23:$Verteilung.C25])" office:value-type="float" office:value="17.4560684088777" calcext:value-type="float">
            <text:p>17,4560684088777</text:p>
          </table:table-cell>
          <table:table-cell table:style-name="ce23" table:formula="of:=SUMPRODUCT([Zeit3.A1:.C3];[$Verteilung.F23:$Verteilung.H25])" office:value-type="float" office:value="15.8026868876437" calcext:value-type="float">
            <text:p>15,8026868876437</text:p>
          </table:table-cell>
          <table:table-cell table:style-name="ce24" table:formula="of:=SUMPRODUCT([Zeit3.B1:.D3];[$Verteilung.$J$23:$Verteilung.$L$25])" office:value-type="float" office:value="6.0292700038142" calcext:value-type="float">
            <text:p>6,0292700038142</text:p>
          </table:table-cell>
          <table:table-cell table:style-name="ce31" table:formula="of:=SUMPRODUCT([Zeit3.C1:.E3];[$Verteilung.$J$23:$Verteilung.$L$25])" office:value-type="float" office:value="0.689386957134685" calcext:value-type="float">
            <text:p>0,689386957134685</text:p>
          </table:table-cell>
          <table:table-cell table:style-name="ce23" table:formula="of:=SUMPRODUCT([Zeit3.D1:.F3];[$Verteilung.N23:$Verteilung.P25])" office:value-type="float" office:value="0.029197394563967" calcext:value-type="float">
            <text:p>0,029197394563967</text:p>
          </table:table-cell>
          <table:table-cell table:style-name="ce23" table:formula="of:=SUMPRODUCT([Zeit3.E1:.F3];[$Verteilung.S23:$Verteilung.T25])" office:value-type="float" office:value="0" calcext:value-type="float">
            <text:p>0</text:p>
          </table:table-cell>
          <table:table-cell table:number-columns-repeated="8"/>
          <table:table-cell table:style-name="ce16" table:formula="of:=SUM([.A1:.F5])" office:value-type="float" office:value="1000.26299496556" calcext:value-type="float">
            <text:p>1000,26299496556</text:p>
          </table:table-cell>
          <table:table-cell table:number-columns-repeated="1009"/>
        </table:table-row>
        <table:table-row table:style-name="ro1">
          <table:table-cell table:style-name="ce23" table:formula="of:=SUMPRODUCT([Zeit3.A2:.B4];[$Verteilung.B27:$Verteilung.C29])" office:value-type="float" office:value="113.571983949101" calcext:value-type="float">
            <text:p>113,571983949101</text:p>
          </table:table-cell>
          <table:table-cell table:style-name="ce23" table:formula="of:=SUMPRODUCT([Zeit3.A2:.C4];[$Verteilung.F27:$Verteilung.H29])" office:value-type="float" office:value="80.7066568786796" calcext:value-type="float">
            <text:p>80,7066568786796</text:p>
          </table:table-cell>
          <table:table-cell table:style-name="ce24" table:formula="of:=SUMPRODUCT([Zeit3.B2:.D4];[$Verteilung.$J$27:$Verteilung.$L$29])" office:value-type="float" office:value="15.000046340484" calcext:value-type="float">
            <text:p>15,000046340484</text:p>
          </table:table-cell>
          <table:table-cell table:style-name="ce23" table:formula="of:=SUMPRODUCT([Zeit3.C2:.E4];[$Verteilung.$J$27:$Verteilung.$L$29])" office:value-type="float" office:value="1.42566363211559" calcext:value-type="float">
            <text:p>1,42566363211559</text:p>
          </table:table-cell>
          <table:table-cell table:style-name="ce23" table:formula="of:=SUMPRODUCT([Zeit3.D2:.F4];[$Verteilung.N27:$Verteilung.P29])" office:value-type="float" office:value="0.0520335967305135" calcext:value-type="float">
            <text:p>0,052033596730514</text:p>
          </table:table-cell>
          <table:table-cell table:style-name="ce23" table:formula="of:=SUMPRODUCT([Zeit3.E2:.F4];[$Verteilung.S27:$Verteilung.T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3" table:formula="of:=SUMPRODUCT([Zeit3.A3:.B5];[$Verteilung.B31:$Verteilung.C33])" office:value-type="float" office:value="361.854658635885" calcext:value-type="float">
            <text:p>361,854658635885</text:p>
          </table:table-cell>
          <table:table-cell table:style-name="ce23" table:formula="of:=SUMPRODUCT([Zeit3.A3:.C5];[$Verteilung.F31:$Verteilung.H33])" office:value-type="float" office:value="115.271083294355" calcext:value-type="float">
            <text:p>115,271083294355</text:p>
          </table:table-cell>
          <table:table-cell table:style-name="ce23" table:formula="of:=SUMPRODUCT([Zeit3.B3:.D5];[$Verteilung.$J$31:$Verteilung.$L$33])" office:value-type="float" office:value="21.481590859012" calcext:value-type="float">
            <text:p>21,481590859012</text:p>
          </table:table-cell>
          <table:table-cell table:style-name="ce23" table:formula="of:=SUMPRODUCT([Zeit3.C3:.E5];[$Verteilung.$J$31:$Verteilung.$L$33])" office:value-type="float" office:value="1.88792222843239" calcext:value-type="float">
            <text:p>1,88792222843239</text:p>
          </table:table-cell>
          <table:table-cell table:style-name="ce23" table:formula="of:=SUMPRODUCT([Zeit3.D3:.F5];[$Verteilung.N31:$Verteilung.P33])" office:value-type="float" office:value="0.0648735112615986" calcext:value-type="float">
            <text:p>0,064873511261599</text:p>
          </table:table-cell>
          <table:table-cell table:style-name="ce23" table:formula="of:=SUMPRODUCT([Zeit3.E3:.F5];[$Verteilung.S31:$Verteilung.T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3" table:formula="of:=SUMPRODUCT([Zeit3.A4:.B5];[$Verteilung.B36:$Verteilung.C37])" office:value-type="float" office:value="131.666925393818" calcext:value-type="float">
            <text:p>131,666925393818</text:p>
          </table:table-cell>
          <table:table-cell table:style-name="ce23" table:formula="of:=SUMPRODUCT([Zeit3.A4:.C5];[$Verteilung.F36:$Verteilung.H37])" office:value-type="float" office:value="94.6954985818249" calcext:value-type="float">
            <text:p>94,6954985818249</text:p>
          </table:table-cell>
          <table:table-cell table:style-name="ce23" table:formula="of:=SUMPRODUCT([Zeit3.B4:.D5];[$Verteilung.$J$36:$Verteilung.$L$37])" office:value-type="float" office:value="17.0987017578366" calcext:value-type="float">
            <text:p>17,0987017578366</text:p>
          </table:table-cell>
          <table:table-cell table:style-name="ce23" table:formula="of:=SUMPRODUCT([Zeit3.C4:.E5];[$Verteilung.$J$36:$Verteilung.$L$37])" office:value-type="float" office:value="1.44711856767706" calcext:value-type="float">
            <text:p>1,44711856767706</text:p>
          </table:table-cell>
          <table:table-cell table:style-name="ce23" table:formula="of:=SUMPRODUCT([Zeit3.D4:.F5];[$Verteilung.N36:$Verteilung.P37])" office:value-type="float" office:value="0.0561693745647007" calcext:value-type="float">
            <text:p>0,056169374564701</text:p>
          </table:table-cell>
          <table:table-cell table:style-name="ce23" table:formula="of:=SUMPRODUCT([Zeit3.E4:.F5];[$Verteilung.S36:$Verteilung.T37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4.A1:Zeit4.F1 Zeit4.A4:Zeit4.F5 Zeit4.A2:Zeit4.B3 Zeit4.D2:Zeit4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C2:Zeit4.C3 Zeit4.D2:Zeit4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5" table:style-name="ta1">
        <table:table-column table:style-name="co1" table:number-columns-repeated="14" table:default-cell-style-name="ce2"/>
        <table:table-column table:style-name="co5" table:default-cell-style-name="ce2"/>
        <table:table-column table:style-name="co1" table:number-columns-repeated="1009" table:default-cell-style-name="ce2"/>
        <table:table-row table:style-name="ro1">
          <table:table-cell table:style-name="ce32" table:formula="of:==SUMPRODUCT([Zeit4.A1:.B2];[$Verteilung.B19:$Verteilung.C20])" office:value-type="float" office:value="2.76238434959741" calcext:value-type="float">
            <text:p>2,76238434959741</text:p>
          </table:table-cell>
          <table:table-cell table:style-name="ce32" table:formula="of:=SUMPRODUCT([Zeit4.A1:.C2];[$Verteilung.F19:$Verteilung.H20])" office:value-type="float" office:value="3.1457720370542" calcext:value-type="float">
            <text:p>3,1457720370542</text:p>
          </table:table-cell>
          <table:table-cell table:style-name="ce32" table:formula="of:=SUMPRODUCT([Zeit4.B1:.D2];[$Verteilung.$J$19:$Verteilung.$L$20])" office:value-type="float" office:value="1.73283331002493" calcext:value-type="float">
            <text:p>1,73283331002493</text:p>
          </table:table-cell>
          <table:table-cell table:style-name="ce32" table:formula="of:=SUMPRODUCT([Zeit4.C1:.E2];[$Verteilung.$J$19:$Verteilung.$L$20])" office:value-type="float" office:value="0.490402533366167" calcext:value-type="float">
            <text:p>0,490402533366167</text:p>
          </table:table-cell>
          <table:table-cell table:style-name="ce32" table:formula="of:=SUMPRODUCT([Zeit4.D1:.F2];[$Verteilung.N19:$Verteilung.P20])" office:value-type="float" office:value="0.0503384474445626" calcext:value-type="float">
            <text:p>0,050338447444563</text:p>
          </table:table-cell>
          <table:table-cell table:style-name="ce32" table:formula="of:=SUMPRODUCT([Zeit4.E1:.F2];[$Verteilung.S19:$Verteilung.T20])" office:value-type="float" office:value="0.00170467923188816" calcext:value-type="float">
            <text:p>0,001704679231888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32" table:formula="of:=SUMPRODUCT([Zeit4.A1:.B3];[$Verteilung.B23:$Verteilung.C25])" office:value-type="float" office:value="23.3241471923992" calcext:value-type="float">
            <text:p>23,3241471923992</text:p>
          </table:table-cell>
          <table:table-cell table:style-name="ce32" table:formula="of:=SUMPRODUCT([Zeit4.A1:.C3];[$Verteilung.F23:$Verteilung.H25])" office:value-type="float" office:value="21.0163633379658" calcext:value-type="float">
            <text:p>21,0163633379658</text:p>
          </table:table-cell>
          <table:table-cell table:style-name="ce33" table:formula="of:=SUMPRODUCT([Zeit4.B1:.D3];[$Verteilung.$J$23:$Verteilung.$L$25])" office:value-type="float" office:value="8.56806549088719" calcext:value-type="float">
            <text:p>8,56806549088719</text:p>
          </table:table-cell>
          <table:table-cell table:style-name="ce34" table:formula="of:=SUMPRODUCT([Zeit4.C1:.E3];[$Verteilung.$J$23:$Verteilung.$L$25])" office:value-type="float" office:value="1.40657285831054" calcext:value-type="float">
            <text:p>1,40657285831054</text:p>
          </table:table-cell>
          <table:table-cell table:style-name="ce32" table:formula="of:=SUMPRODUCT([Zeit4.D1:.F3];[$Verteilung.N23:$Verteilung.P25])" office:value-type="float" office:value="0.11593450320779" calcext:value-type="float">
            <text:p>0,11593450320779</text:p>
          </table:table-cell>
          <table:table-cell table:style-name="ce32" table:formula="of:=SUMPRODUCT([Zeit4.E1:.F3];[$Verteilung.S23:$Verteilung.T25])" office:value-type="float" office:value="0.00377499056359878" calcext:value-type="float">
            <text:p>0,003774990563599</text:p>
          </table:table-cell>
          <table:table-cell table:number-columns-repeated="8"/>
          <table:table-cell table:style-name="ce16" table:formula="of:=SUM([.A1:.F5])" office:value-type="float" office:value="1000.58415172461" calcext:value-type="float">
            <text:p>1000,58415172461</text:p>
          </table:table-cell>
          <table:table-cell table:number-columns-repeated="1009"/>
        </table:table-row>
        <table:table-row table:style-name="ro1">
          <table:table-cell table:style-name="ce32" table:formula="of:=SUMPRODUCT([Zeit4.A2:.B4];[$Verteilung.B27:$Verteilung.C29])" office:value-type="float" office:value="115.302901274457" calcext:value-type="float">
            <text:p>115,302901274457</text:p>
          </table:table-cell>
          <table:table-cell table:style-name="ce32" table:formula="of:=SUMPRODUCT([Zeit4.A2:.C4];[$Verteilung.F27:$Verteilung.H29])" office:value-type="float" office:value="83.137899192135" calcext:value-type="float">
            <text:p>83,137899192135</text:p>
          </table:table-cell>
          <table:table-cell table:style-name="ce33" table:formula="of:=SUMPRODUCT([Zeit4.B2:.D4];[$Verteilung.$J$27:$Verteilung.$L$29])" office:value-type="float" office:value="20.0861484706599" calcext:value-type="float">
            <text:p>20,0861484706599</text:p>
          </table:table-cell>
          <table:table-cell table:style-name="ce32" table:formula="of:=SUMPRODUCT([Zeit4.C2:.E4];[$Verteilung.$J$27:$Verteilung.$L$29])" office:value-type="float" office:value="2.79636279982984" calcext:value-type="float">
            <text:p>2,79636279982984</text:p>
          </table:table-cell>
          <table:table-cell table:style-name="ce32" table:formula="of:=SUMPRODUCT([Zeit4.D2:.F4];[$Verteilung.N27:$Verteilung.P29])" office:value-type="float" office:value="0.201376582578377" calcext:value-type="float">
            <text:p>0,201376582578377</text:p>
          </table:table-cell>
          <table:table-cell table:style-name="ce32" table:formula="of:=SUMPRODUCT([Zeit4.E2:.F4];[$Verteilung.S27:$Verteilung.T29])" office:value-type="float" office:value="0.00674134037579782" calcext:value-type="float">
            <text:p>0,006741340375798</text:p>
          </table:table-cell>
          <table:table-cell table:number-columns-repeated="1018"/>
        </table:table-row>
        <table:table-row table:style-name="ro1">
          <table:table-cell table:style-name="ce32" table:formula="of:=SUMPRODUCT([Zeit4.A3:.B5];[$Verteilung.B31:$Verteilung.C33])" office:value-type="float" office:value="298.200214373997" calcext:value-type="float">
            <text:p>298,200214373997</text:p>
          </table:table-cell>
          <table:table-cell table:style-name="ce32" table:formula="of:=SUMPRODUCT([Zeit4.A3:.C5];[$Verteilung.F31:$Verteilung.H33])" office:value-type="float" office:value="118.633640655213" calcext:value-type="float">
            <text:p>118,633640655213</text:p>
          </table:table-cell>
          <table:table-cell table:style-name="ce32" table:formula="of:=SUMPRODUCT([Zeit4.B3:.D5];[$Verteilung.$J$31:$Verteilung.$L$33])" office:value-type="float" office:value="28.4971858873329" calcext:value-type="float">
            <text:p>28,4971858873329</text:p>
          </table:table-cell>
          <table:table-cell table:style-name="ce32" table:formula="of:=SUMPRODUCT([Zeit4.C3:.E5];[$Verteilung.$J$31:$Verteilung.$L$33])" office:value-type="float" office:value="3.69619226249181" calcext:value-type="float">
            <text:p>3,69619226249181</text:p>
          </table:table-cell>
          <table:table-cell table:style-name="ce32" table:formula="of:=SUMPRODUCT([Zeit4.D3:.F5];[$Verteilung.N31:$Verteilung.P33])" office:value-type="float" office:value="0.251508124402298" calcext:value-type="float">
            <text:p>0,251508124402298</text:p>
          </table:table-cell>
          <table:table-cell table:style-name="ce32" table:formula="of:=SUMPRODUCT([Zeit4.E3:.F5];[$Verteilung.S31:$Verteilung.T33])" office:value-type="float" office:value="0.00413506924052007" calcext:value-type="float">
            <text:p>0,00413506924052</text:p>
          </table:table-cell>
          <table:table-cell table:number-columns-repeated="1018"/>
        </table:table-row>
        <table:table-row table:style-name="ro1">
          <table:table-cell table:style-name="ce32" table:formula="of:=SUMPRODUCT([Zeit4.A4:.B5];[$Verteilung.B36:$Verteilung.C37])" office:value-type="float" office:value="139.256204336044" calcext:value-type="float">
            <text:p>139,256204336044</text:p>
          </table:table-cell>
          <table:table-cell table:style-name="ce32" table:formula="of:=SUMPRODUCT([Zeit4.A4:.C5];[$Verteilung.F36:$Verteilung.H37])" office:value-type="float" office:value="101.263167691668" calcext:value-type="float">
            <text:p>101,263167691668</text:p>
          </table:table-cell>
          <table:table-cell table:style-name="ce32" table:formula="of:=SUMPRODUCT([Zeit4.B4:.D5];[$Verteilung.$J$36:$Verteilung.$L$37])" office:value-type="float" office:value="23.4900912160832" calcext:value-type="float">
            <text:p>23,4900912160832</text:p>
          </table:table-cell>
          <table:table-cell table:style-name="ce32" table:formula="of:=SUMPRODUCT([Zeit4.C4:.E5];[$Verteilung.$J$36:$Verteilung.$L$37])" office:value-type="float" office:value="2.91555195091832" calcext:value-type="float">
            <text:p>2,91555195091832</text:p>
          </table:table-cell>
          <table:table-cell table:style-name="ce32" table:formula="of:=SUMPRODUCT([Zeit4.D4:.F5];[$Verteilung.N36:$Verteilung.P37])" office:value-type="float" office:value="0.221049120952693" calcext:value-type="float">
            <text:p>0,221049120952693</text:p>
          </table:table-cell>
          <table:table-cell table:style-name="ce32" table:formula="of:=SUMPRODUCT([Zeit4.E4:.F5];[$Verteilung.S36:$Verteilung.T37])" office:value-type="float" office:value="0.00548764617890349" calcext:value-type="float">
            <text:p>0,005487646178903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5.A1:Zeit5.F1 Zeit5.A4:Zeit5.F5 Zeit5.A2:Zeit5.B3 Zeit5.D2:Zeit5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C2:Zeit5.C3 Zeit5.D2:Zeit5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6" table:style-name="ta1">
        <table:table-column table:style-name="co1" table:number-columns-repeated="14" table:default-cell-style-name="ce2"/>
        <table:table-column table:style-name="co6" table:default-cell-style-name="ce2"/>
        <table:table-column table:style-name="co1" table:number-columns-repeated="1009" table:default-cell-style-name="ce2"/>
        <table:table-row table:style-name="ro1">
          <table:table-cell table:style-name="ce35" table:formula="of:==SUMPRODUCT([Zeit5.A1:.B2];[$Verteilung.B19:$Verteilung.C20])" office:value-type="float" office:value="4.53966292903598" calcext:value-type="float">
            <text:p>4,53966292903598</text:p>
          </table:table-cell>
          <table:table-cell table:style-name="ce35" table:formula="of:=SUMPRODUCT([Zeit5.A1:.C2];[$Verteilung.F19:$Verteilung.H20])" office:value-type="float" office:value="5.10608547398532" calcext:value-type="float">
            <text:p>5,10608547398532</text:p>
          </table:table-cell>
          <table:table-cell table:style-name="ce35" table:formula="of:=SUMPRODUCT([Zeit5.B1:.D2];[$Verteilung.$J$19:$Verteilung.$L$20])" office:value-type="float" office:value="2.8934611883263" calcext:value-type="float">
            <text:p>2,8934611883263</text:p>
          </table:table-cell>
          <table:table-cell table:style-name="ce35" table:formula="of:=SUMPRODUCT([Zeit5.C1:.E2];[$Verteilung.$J$19:$Verteilung.$L$20])" office:value-type="float" office:value="0.897863320578389" calcext:value-type="float">
            <text:p>0,897863320578389</text:p>
          </table:table-cell>
          <table:table-cell table:style-name="ce35" table:formula="of:=SUMPRODUCT([Zeit5.D1:.F2];[$Verteilung.N19:$Verteilung.P20])" office:value-type="float" office:value="0.128997815909403" calcext:value-type="float">
            <text:p>0,128997815909403</text:p>
          </table:table-cell>
          <table:table-cell table:style-name="ce35" table:formula="of:=SUMPRODUCT([Zeit5.E1:.F2];[$Verteilung.S19:$Verteilung.T20])" office:value-type="float" office:value="0.00859006963416295" calcext:value-type="float">
            <text:p>0,008590069634163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35" table:formula="of:=SUMPRODUCT([Zeit5.A1:.B3];[$Verteilung.B23:$Verteilung.C25])" office:value-type="float" office:value="28.3167854564449" calcext:value-type="float">
            <text:p>28,3167854564449</text:p>
          </table:table-cell>
          <table:table-cell table:style-name="ce35" table:formula="of:=SUMPRODUCT([Zeit5.A1:.C3];[$Verteilung.F23:$Verteilung.H25])" office:value-type="float" office:value="25.4704703436583" calcext:value-type="float">
            <text:p>25,4704703436583</text:p>
          </table:table-cell>
          <table:table-cell table:style-name="ce37" table:formula="of:=SUMPRODUCT([Zeit5.B1:.D3];[$Verteilung.$J$23:$Verteilung.$L$25])" office:value-type="float" office:value="11.0511770896428" calcext:value-type="float">
            <text:p>11,0511770896428</text:p>
          </table:table-cell>
          <table:table-cell table:style-name="ce38" table:formula="of:=SUMPRODUCT([Zeit5.C1:.E3];[$Verteilung.$J$23:$Verteilung.$L$25])" office:value-type="float" office:value="2.31721515545597" calcext:value-type="float">
            <text:p>2,31721515545597</text:p>
          </table:table-cell>
          <table:table-cell table:style-name="ce35" table:formula="of:=SUMPRODUCT([Zeit5.D1:.F3];[$Verteilung.N23:$Verteilung.P25])" office:value-type="float" office:value="0.278758494584103" calcext:value-type="float">
            <text:p>0,278758494584103</text:p>
          </table:table-cell>
          <table:table-cell table:style-name="ce35" table:formula="of:=SUMPRODUCT([Zeit5.E1:.F3];[$Verteilung.S23:$Verteilung.T25])" office:value-type="float" office:value="0.0182586466588283" calcext:value-type="float">
            <text:p>0,018258646658828</text:p>
          </table:table-cell>
          <table:table-cell table:number-columns-repeated="8"/>
          <table:table-cell table:style-name="ce16" table:formula="of:=SUM([.A1:.F5])" office:value-type="float" office:value="1001.03824832872" calcext:value-type="float">
            <text:p>1001,03824832872</text:p>
          </table:table-cell>
          <table:table-cell table:number-columns-repeated="1009"/>
        </table:table-row>
        <table:table-row table:style-name="ro1">
          <table:table-cell table:style-name="ce35" table:formula="of:=SUMPRODUCT([Zeit5.A2:.B4];[$Verteilung.B27:$Verteilung.C29])" office:value-type="float" office:value="113.738148356596" calcext:value-type="float">
            <text:p>113,738148356596</text:p>
          </table:table-cell>
          <table:table-cell table:style-name="ce35" table:formula="of:=SUMPRODUCT([Zeit5.A2:.C4];[$Verteilung.F27:$Verteilung.H29])" office:value-type="float" office:value="83.5348744124843" calcext:value-type="float">
            <text:p>83,5348744124843</text:p>
          </table:table-cell>
          <table:table-cell table:style-name="ce37" table:formula="of:=SUMPRODUCT([Zeit5.B2:.D4];[$Verteilung.$J$27:$Verteilung.$L$29])" office:value-type="float" office:value="24.4960673185338" calcext:value-type="float">
            <text:p>24,4960673185338</text:p>
          </table:table-cell>
          <table:table-cell table:style-name="ce35" table:formula="of:=SUMPRODUCT([Zeit5.C2:.E4];[$Verteilung.$J$27:$Verteilung.$L$29])" office:value-type="float" office:value="4.43458491736259" calcext:value-type="float">
            <text:p>4,43458491736259</text:p>
          </table:table-cell>
          <table:table-cell table:style-name="ce35" table:formula="of:=SUMPRODUCT([Zeit5.D2:.F4];[$Verteilung.N27:$Verteilung.P29])" office:value-type="float" office:value="0.471923974829713" calcext:value-type="float">
            <text:p>0,471923974829713</text:p>
          </table:table-cell>
          <table:table-cell table:style-name="ce35" table:formula="of:=SUMPRODUCT([Zeit5.E2:.F4];[$Verteilung.S27:$Verteilung.T29])" office:value-type="float" office:value="0.0317245904286433" calcext:value-type="float">
            <text:p>0,031724590428643</text:p>
          </table:table-cell>
          <table:table-cell table:number-columns-repeated="1018"/>
        </table:table-row>
        <table:table-row table:style-name="ro1">
          <table:table-cell table:style-name="ce35" table:formula="of:=SUMPRODUCT([Zeit5.A3:.B5];[$Verteilung.B31:$Verteilung.C33])" office:value-type="float" office:value="251.618237108431" calcext:value-type="float">
            <text:p>251,618237108431</text:p>
          </table:table-cell>
          <table:table-cell table:style-name="ce35" table:formula="of:=SUMPRODUCT([Zeit5.A3:.C5];[$Verteilung.F31:$Verteilung.H33])" office:value-type="float" office:value="118.918677819399" calcext:value-type="float">
            <text:p>118,918677819399</text:p>
          </table:table-cell>
          <table:table-cell table:style-name="ce35" table:formula="of:=SUMPRODUCT([Zeit5.B3:.D5];[$Verteilung.$J$31:$Verteilung.$L$33])" office:value-type="float" office:value="34.4513365884167" calcext:value-type="float">
            <text:p>34,4513365884167</text:p>
          </table:table-cell>
          <table:table-cell table:style-name="ce35" table:formula="of:=SUMPRODUCT([Zeit5.C3:.E5];[$Verteilung.$J$31:$Verteilung.$L$33])" office:value-type="float" office:value="5.84794980533777" calcext:value-type="float">
            <text:p>5,84794980533777</text:p>
          </table:table-cell>
          <table:table-cell table:style-name="ce35" table:formula="of:=SUMPRODUCT([Zeit5.D3:.F5];[$Verteilung.N31:$Verteilung.P33])" office:value-type="float" office:value="0.589934422346154" calcext:value-type="float">
            <text:p>0,589934422346154</text:p>
          </table:table-cell>
          <table:table-cell table:style-name="ce35" table:formula="of:=SUMPRODUCT([Zeit5.E3:.F5];[$Verteilung.S31:$Verteilung.T33])" office:value-type="float" office:value="0.0199769809147398" calcext:value-type="float">
            <text:p>0,01997698091474</text:p>
          </table:table-cell>
          <table:table-cell table:number-columns-repeated="1018"/>
        </table:table-row>
        <table:table-row table:style-name="ro1">
          <table:table-cell table:style-name="ce35" table:formula="of:=SUMPRODUCT([Zeit5.A4:.B5];[$Verteilung.B36:$Verteilung.C37])" office:value-type="float" office:value="142.4243066813" calcext:value-type="float">
            <text:p>142,4243066813</text:p>
          </table:table-cell>
          <table:table-cell table:style-name="ce35" table:formula="of:=SUMPRODUCT([Zeit5.A4:.C5];[$Verteilung.F36:$Verteilung.H37])" office:value-type="float" office:value="104.880364307313" calcext:value-type="float">
            <text:p>104,880364307313</text:p>
          </table:table-cell>
          <table:table-cell table:style-name="ce35" table:formula="of:=SUMPRODUCT([Zeit5.B4:.D5];[$Verteilung.$J$36:$Verteilung.$L$37])" office:value-type="float" office:value="29.2677379572002" calcext:value-type="float">
            <text:p>29,2677379572002</text:p>
          </table:table-cell>
          <table:table-cell table:style-name="ce35" table:formula="of:=SUMPRODUCT([Zeit5.C4:.E5];[$Verteilung.$J$36:$Verteilung.$L$37])" office:value-type="float" office:value="4.73326057805109" calcext:value-type="float">
            <text:p>4,73326057805109</text:p>
          </table:table-cell>
          <table:table-cell table:style-name="ce35" table:formula="of:=SUMPRODUCT([Zeit5.D4:.F5];[$Verteilung.N36:$Verteilung.P37])" office:value-type="float" office:value="0.52556739907326" calcext:value-type="float">
            <text:p>0,52556739907326</text:p>
          </table:table-cell>
          <table:table-cell table:style-name="ce35" table:formula="of:=SUMPRODUCT([Zeit5.E4:.F5];[$Verteilung.S36:$Verteilung.T37])" office:value-type="float" office:value="0.0262491267912227" calcext:value-type="float">
            <text:p>0,026249126791223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6.A1:Zeit6.F1 Zeit6.A4:Zeit6.F5 Zeit6.A2:Zeit6.B3 Zeit6.D2:Zeit6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C2:Zeit6.C3 Zeit6.D2:Zeit6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7" table:style-name="ta1">
        <table:table-column table:style-name="co1" table:number-columns-repeated="14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1">
          <table:table-cell table:style-name="ce39" table:formula="of:==SUMPRODUCT([Zeit6.A1:.B2];[$Verteilung.B19:$Verteilung.C20])" office:value-type="float" office:value="6.56678863945938" calcext:value-type="float">
            <text:p>6,56678863945938</text:p>
          </table:table-cell>
          <table:table-cell table:style-name="ce39" table:formula="of:=SUMPRODUCT([Zeit6.A1:.C2];[$Verteilung.F19:$Verteilung.H20])" office:value-type="float" office:value="7.3061379088922" calcext:value-type="float">
            <text:p>7,3061379088922</text:p>
          </table:table-cell>
          <table:table-cell table:style-name="ce39" table:formula="of:=SUMPRODUCT([Zeit6.B1:.D2];[$Verteilung.$J$19:$Verteilung.$L$20])" office:value-type="float" office:value="4.2543119639956" calcext:value-type="float">
            <text:p>4,2543119639956</text:p>
          </table:table-cell>
          <table:table-cell table:style-name="ce39" table:formula="of:=SUMPRODUCT([Zeit6.C1:.E2];[$Verteilung.$J$19:$Verteilung.$L$20])" office:value-type="float" office:value="1.43169147936715" calcext:value-type="float">
            <text:p>1,43169147936715</text:p>
          </table:table-cell>
          <table:table-cell table:style-name="ce39" table:formula="of:=SUMPRODUCT([Zeit6.D1:.F2];[$Verteilung.N19:$Verteilung.P20])" office:value-type="float" office:value="0.257973614633889" calcext:value-type="float">
            <text:p>0,257973614633889</text:p>
          </table:table-cell>
          <table:table-cell table:style-name="ce39" table:formula="of:=SUMPRODUCT([Zeit6.E1:.F2];[$Verteilung.S19:$Verteilung.T20])" office:value-type="float" office:value="0.0253547833265816" calcext:value-type="float">
            <text:p>0,025354783326582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39" table:formula="of:=SUMPRODUCT([Zeit6.A1:.B3];[$Verteilung.B23:$Verteilung.C25])" office:value-type="float" office:value="32.3947331963747" calcext:value-type="float">
            <text:p>32,3947331963747</text:p>
          </table:table-cell>
          <table:table-cell table:style-name="ce39" table:formula="of:=SUMPRODUCT([Zeit6.A1:.C3];[$Verteilung.F23:$Verteilung.H25])" office:value-type="float" office:value="29.1620380041968" calcext:value-type="float">
            <text:p>29,1620380041968</text:p>
          </table:table-cell>
          <table:table-cell table:style-name="ce40" table:formula="of:=SUMPRODUCT([Zeit6.B1:.D3];[$Verteilung.$J$23:$Verteilung.$L$25])" office:value-type="float" office:value="13.4083937427897" calcext:value-type="float">
            <text:p>13,4083937427897</text:p>
          </table:table-cell>
          <table:table-cell table:style-name="ce41" table:formula="of:=SUMPRODUCT([Zeit6.C1:.E3];[$Verteilung.$J$23:$Verteilung.$L$25])" office:value-type="float" office:value="3.369632467016" calcext:value-type="float">
            <text:p>3,369632467016</text:p>
          </table:table-cell>
          <table:table-cell table:style-name="ce39" table:formula="of:=SUMPRODUCT([Zeit6.D1:.F3];[$Verteilung.N23:$Verteilung.P25])" office:value-type="float" office:value="0.525961534362286" calcext:value-type="float">
            <text:p>0,525961534362286</text:p>
          </table:table-cell>
          <table:table-cell table:style-name="ce39" table:formula="of:=SUMPRODUCT([Zeit6.E1:.F3];[$Verteilung.S23:$Verteilung.T25])" office:value-type="float" office:value="0.0518303393077921" calcext:value-type="float">
            <text:p>0,051830339307792</text:p>
          </table:table-cell>
          <table:table-cell table:number-columns-repeated="8"/>
          <table:table-cell table:style-name="ce16" table:formula="of:=SUM([.A1:.F5])" office:value-type="float" office:value="1001.61680103366" calcext:value-type="float">
            <text:p>1001,61680103366</text:p>
          </table:table-cell>
          <table:table-cell table:number-columns-repeated="1009"/>
        </table:table-row>
        <table:table-row table:style-name="ro1">
          <table:table-cell table:style-name="ce39" table:formula="of:=SUMPRODUCT([Zeit6.A2:.B4];[$Verteilung.B27:$Verteilung.C29])" office:value-type="float" office:value="110.388626826499" calcext:value-type="float">
            <text:p>110,388626826499</text:p>
          </table:table-cell>
          <table:table-cell table:style-name="ce39" table:formula="of:=SUMPRODUCT([Zeit6.A2:.C4];[$Verteilung.F27:$Verteilung.H29])" office:value-type="float" office:value="82.7908254793223" calcext:value-type="float">
            <text:p>82,7908254793223</text:p>
          </table:table-cell>
          <table:table-cell table:style-name="ce40" table:formula="of:=SUMPRODUCT([Zeit6.B2:.D4];[$Verteilung.$J$27:$Verteilung.$L$29])" office:value-type="float" office:value="28.1997949080114" calcext:value-type="float">
            <text:p>28,1997949080114</text:p>
          </table:table-cell>
          <table:table-cell table:style-name="ce39" table:formula="of:=SUMPRODUCT([Zeit6.C2:.E4];[$Verteilung.$J$27:$Verteilung.$L$29])" office:value-type="float" office:value="6.21665046499098" calcext:value-type="float">
            <text:p>6,21665046499098</text:p>
          </table:table-cell>
          <table:table-cell table:style-name="ce39" table:formula="of:=SUMPRODUCT([Zeit6.D2:.F4];[$Verteilung.N27:$Verteilung.P29])" office:value-type="float" office:value="0.867986525230115" calcext:value-type="float">
            <text:p>0,867986525230115</text:p>
          </table:table-cell>
          <table:table-cell table:style-name="ce39" table:formula="of:=SUMPRODUCT([Zeit6.E2:.F4];[$Verteilung.S27:$Verteilung.T29])" office:value-type="float" office:value="0.0877004286940473" calcext:value-type="float">
            <text:p>0,087700428694047</text:p>
          </table:table-cell>
          <table:table-cell table:number-columns-repeated="1018"/>
        </table:table-row>
        <table:table-row table:style-name="ro1">
          <table:table-cell table:style-name="ce39" table:formula="of:=SUMPRODUCT([Zeit6.A3:.B5];[$Verteilung.B31:$Verteilung.C33])" office:value-type="float" office:value="217.01308788879" calcext:value-type="float">
            <text:p>217,01308788879</text:p>
          </table:table-cell>
          <table:table-cell table:style-name="ce39" table:formula="of:=SUMPRODUCT([Zeit6.A3:.C5];[$Verteilung.F31:$Verteilung.H33])" office:value-type="float" office:value="117.447191539313" calcext:value-type="float">
            <text:p>117,447191539313</text:p>
          </table:table-cell>
          <table:table-cell table:style-name="ce39" table:formula="of:=SUMPRODUCT([Zeit6.B3:.D5];[$Verteilung.$J$31:$Verteilung.$L$33])" office:value-type="float" office:value="39.3339766326244" calcext:value-type="float">
            <text:p>39,3339766326244</text:p>
          </table:table-cell>
          <table:table-cell table:style-name="ce39" table:formula="of:=SUMPRODUCT([Zeit6.C3:.E5];[$Verteilung.$J$31:$Verteilung.$L$33])" office:value-type="float" office:value="8.17499090658293" calcext:value-type="float">
            <text:p>8,17499090658293</text:p>
          </table:table-cell>
          <table:table-cell table:style-name="ce39" table:formula="of:=SUMPRODUCT([Zeit6.D3:.F5];[$Verteilung.N31:$Verteilung.P33])" office:value-type="float" office:value="1.08508422868179" calcext:value-type="float">
            <text:p>1,08508422868179</text:p>
          </table:table-cell>
          <table:table-cell table:style-name="ce39" table:formula="of:=SUMPRODUCT([Zeit6.E3:.F5];[$Verteilung.S31:$Verteilung.T33])" office:value-type="float" office:value="0.0565726779222979" calcext:value-type="float">
            <text:p>0,056572677922298</text:p>
          </table:table-cell>
          <table:table-cell table:number-columns-repeated="1018"/>
        </table:table-row>
        <table:table-row table:style-name="ro1">
          <table:table-cell table:style-name="ce39" table:formula="of:=SUMPRODUCT([Zeit6.A4:.B5];[$Verteilung.B36:$Verteilung.C37])" office:value-type="float" office:value="142.619212899973" calcext:value-type="float">
            <text:p>142,619212899973</text:p>
          </table:table-cell>
          <table:table-cell table:style-name="ce39" table:formula="of:=SUMPRODUCT([Zeit6.A4:.C5];[$Verteilung.F36:$Verteilung.H37])" office:value-type="float" office:value="106.469415704083" calcext:value-type="float">
            <text:p>106,469415704083</text:p>
          </table:table-cell>
          <table:table-cell table:style-name="ce39" table:formula="of:=SUMPRODUCT([Zeit6.B4:.D5];[$Verteilung.$J$36:$Verteilung.$L$37])" office:value-type="float" office:value="34.2880481042389" calcext:value-type="float">
            <text:p>34,2880481042389</text:p>
          </table:table-cell>
          <table:table-cell table:style-name="ce39" table:formula="of:=SUMPRODUCT([Zeit6.C4:.E5];[$Verteilung.$J$36:$Verteilung.$L$37])" office:value-type="float" office:value="6.77062655250526" calcext:value-type="float">
            <text:p>6,77062655250526</text:p>
          </table:table-cell>
          <table:table-cell table:style-name="ce39" table:formula="of:=SUMPRODUCT([Zeit6.D4:.F5];[$Verteilung.N36:$Verteilung.P37])" office:value-type="float" office:value="0.978508373558439" calcext:value-type="float">
            <text:p>0,978508373558439</text:p>
          </table:table-cell>
          <table:table-cell table:style-name="ce39" table:formula="of:=SUMPRODUCT([Zeit6.E4:.F5];[$Verteilung.S36:$Verteilung.T37])" office:value-type="float" office:value="0.0736532189139591" calcext:value-type="float">
            <text:p>0,073653218913959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7.A1:Zeit7.F1 Zeit7.A4:Zeit7.F5 Zeit7.A2:Zeit7.B3 Zeit7.D2:Zeit7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C2:Zeit7.C3 Zeit7.D2:Zeit7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8" table:style-name="ta1">
        <table:table-column table:style-name="co1" table:number-columns-repeated="14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1">
          <table:table-cell table:style-name="ce42" table:formula="of:==SUMPRODUCT([Zeit7.A1:.B2];[$Verteilung.B19:$Verteilung.C20])" office:value-type="float" office:value="8.73582546814389" calcext:value-type="float">
            <text:p>8,73582546814389</text:p>
          </table:table-cell>
          <table:table-cell table:style-name="ce42" table:formula="of:=SUMPRODUCT([Zeit7.A1:.C2];[$Verteilung.F19:$Verteilung.H20])" office:value-type="float" office:value="9.62767062210403" calcext:value-type="float">
            <text:p>9,62767062210403</text:p>
          </table:table-cell>
          <table:table-cell table:style-name="ce42" table:formula="of:=SUMPRODUCT([Zeit7.B1:.D2];[$Verteilung.$J$19:$Verteilung.$L$20])" office:value-type="float" office:value="5.75382672542317" calcext:value-type="float">
            <text:p>5,75382672542317</text:p>
          </table:table-cell>
          <table:table-cell table:style-name="ce42" table:formula="of:=SUMPRODUCT([Zeit7.C1:.E2];[$Verteilung.$J$19:$Verteilung.$L$20])" office:value-type="float" office:value="2.08080678897887" calcext:value-type="float">
            <text:p>2,08080678897887</text:p>
          </table:table-cell>
          <table:table-cell table:style-name="ce42" table:formula="of:=SUMPRODUCT([Zeit7.D1:.F2];[$Verteilung.N19:$Verteilung.P20])" office:value-type="float" office:value="0.44371012455892" calcext:value-type="float">
            <text:p>0,44371012455892</text:p>
          </table:table-cell>
          <table:table-cell table:style-name="ce42" table:formula="of:=SUMPRODUCT([Zeit7.E1:.F2];[$Verteilung.S19:$Verteilung.T20])" office:value-type="float" office:value="0.0572443978914712" calcext:value-type="float">
            <text:p>0,057244397891471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42" table:formula="of:=SUMPRODUCT([Zeit7.A1:.B3];[$Verteilung.B23:$Verteilung.C25])" office:value-type="float" office:value="35.6330040433107" calcext:value-type="float">
            <text:p>35,6330040433107</text:p>
          </table:table-cell>
          <table:table-cell table:style-name="ce42" table:formula="of:=SUMPRODUCT([Zeit7.A1:.C3];[$Verteilung.F23:$Verteilung.H25])" office:value-type="float" office:value="32.1721325991426" calcext:value-type="float">
            <text:p>32,1721325991426</text:p>
          </table:table-cell>
          <table:table-cell table:style-name="ce43" table:formula="of:=SUMPRODUCT([Zeit7.B1:.D3];[$Verteilung.$J$23:$Verteilung.$L$25])" office:value-type="float" office:value="15.6072014959631" calcext:value-type="float">
            <text:p>15,6072014959631</text:p>
          </table:table-cell>
          <table:table-cell table:style-name="ce44" table:formula="of:=SUMPRODUCT([Zeit7.C1:.E3];[$Verteilung.$J$23:$Verteilung.$L$25])" office:value-type="float" office:value="4.51726585328334" calcext:value-type="float">
            <text:p>4,51726585328334</text:p>
          </table:table-cell>
          <table:table-cell table:style-name="ce42" table:formula="of:=SUMPRODUCT([Zeit7.D1:.F3];[$Verteilung.N23:$Verteilung.P25])" office:value-type="float" office:value="0.857898808228572" calcext:value-type="float">
            <text:p>0,857898808228572</text:p>
          </table:table-cell>
          <table:table-cell table:style-name="ce42" table:formula="of:=SUMPRODUCT([Zeit7.E1:.F3];[$Verteilung.S23:$Verteilung.T25])" office:value-type="float" office:value="0.112763072271031" calcext:value-type="float">
            <text:p>0,112763072271031</text:p>
          </table:table-cell>
          <table:table-cell table:number-columns-repeated="8"/>
          <table:table-cell table:style-name="ce16" table:formula="of:=SUM([.A1:.F5])" office:value-type="float" office:value="1002.30668300274" calcext:value-type="float">
            <text:p>1002,30668300274</text:p>
          </table:table-cell>
          <table:table-cell table:number-columns-repeated="1009"/>
        </table:table-row>
        <table:table-row table:style-name="ro1">
          <table:table-cell table:style-name="ce42" table:formula="of:=SUMPRODUCT([Zeit7.A2:.B4];[$Verteilung.B27:$Verteilung.C29])" office:value-type="float" office:value="106.185257011067" calcext:value-type="float">
            <text:p>106,185257011067</text:p>
          </table:table-cell>
          <table:table-cell table:style-name="ce42" table:formula="of:=SUMPRODUCT([Zeit7.A2:.C4];[$Verteilung.F27:$Verteilung.H29])" office:value-type="float" office:value="81.4350331752094" calcext:value-type="float">
            <text:p>81,4350331752094</text:p>
          </table:table-cell>
          <table:table-cell table:style-name="ce43" table:formula="of:=SUMPRODUCT([Zeit7.B2:.D4];[$Verteilung.$J$27:$Verteilung.$L$29])" office:value-type="float" office:value="31.250858094314" calcext:value-type="float">
            <text:p>31,250858094314</text:p>
          </table:table-cell>
          <table:table-cell table:style-name="ce42" table:formula="of:=SUMPRODUCT([Zeit7.C2:.E4];[$Verteilung.$J$27:$Verteilung.$L$29])" office:value-type="float" office:value="8.04645692893039" calcext:value-type="float">
            <text:p>8,04645692893039</text:p>
          </table:table-cell>
          <table:table-cell table:style-name="ce42" table:formula="of:=SUMPRODUCT([Zeit7.D2:.F4];[$Verteilung.N27:$Verteilung.P29])" office:value-type="float" office:value="1.38053205629967" calcext:value-type="float">
            <text:p>1,38053205629967</text:p>
          </table:table-cell>
          <table:table-cell table:style-name="ce42" table:formula="of:=SUMPRODUCT([Zeit7.E2:.F4];[$Verteilung.S27:$Verteilung.T29])" office:value-type="float" office:value="0.185986764120316" calcext:value-type="float">
            <text:p>0,185986764120316</text:p>
          </table:table-cell>
          <table:table-cell table:number-columns-repeated="1018"/>
        </table:table-row>
        <table:table-row table:style-name="ro1">
          <table:table-cell table:style-name="ce42" table:formula="of:=SUMPRODUCT([Zeit7.A3:.B5];[$Verteilung.B31:$Verteilung.C33])" office:value-type="float" office:value="190.880008532047" calcext:value-type="float">
            <text:p>190,880008532047</text:p>
          </table:table-cell>
          <table:table-cell table:style-name="ce42" table:formula="of:=SUMPRODUCT([Zeit7.A3:.C5];[$Verteilung.F31:$Verteilung.H33])" office:value-type="float" office:value="115.014407621331" calcext:value-type="float">
            <text:p>115,014407621331</text:p>
          </table:table-cell>
          <table:table-cell table:style-name="ce42" table:formula="of:=SUMPRODUCT([Zeit7.B3:.D5];[$Verteilung.$J$31:$Verteilung.$L$33])" office:value-type="float" office:value="43.2455326765708" calcext:value-type="float">
            <text:p>43,2455326765708</text:p>
          </table:table-cell>
          <table:table-cell table:style-name="ce42" table:formula="of:=SUMPRODUCT([Zeit7.C3:.E5];[$Verteilung.$J$31:$Verteilung.$L$33])" office:value-type="float" office:value="10.5463996327923" calcext:value-type="float">
            <text:p>10,5463996327923</text:p>
          </table:table-cell>
          <table:table-cell table:style-name="ce42" table:formula="of:=SUMPRODUCT([Zeit7.D3:.F5];[$Verteilung.N31:$Verteilung.P33])" office:value-type="float" office:value="1.7244592550423" calcext:value-type="float">
            <text:p>1,7244592550423</text:p>
          </table:table-cell>
          <table:table-cell table:style-name="ce42" table:formula="of:=SUMPRODUCT([Zeit7.E3:.F5];[$Verteilung.S31:$Verteilung.T33])" office:value-type="float" office:value="0.122647675644661" calcext:value-type="float">
            <text:p>0,122647675644661</text:p>
          </table:table-cell>
          <table:table-cell table:number-columns-repeated="1018"/>
        </table:table-row>
        <table:table-row table:style-name="ro1">
          <table:table-cell table:style-name="ce42" table:formula="of:=SUMPRODUCT([Zeit7.A4:.B5];[$Verteilung.B36:$Verteilung.C37])" office:value-type="float" office:value="140.851434425285" calcext:value-type="float">
            <text:p>140,851434425285</text:p>
          </table:table-cell>
          <table:table-cell table:style-name="ce42" table:formula="of:=SUMPRODUCT([Zeit7.A4:.C5];[$Verteilung.F36:$Verteilung.H37])" office:value-type="float" office:value="106.664963826726" calcext:value-type="float">
            <text:p>106,664963826726</text:p>
          </table:table-cell>
          <table:table-cell table:style-name="ce42" table:formula="of:=SUMPRODUCT([Zeit7.B4:.D5];[$Verteilung.$J$36:$Verteilung.$L$37])" office:value-type="float" office:value="38.5288020956038" calcext:value-type="float">
            <text:p>38,5288020956038</text:p>
          </table:table-cell>
          <table:table-cell table:style-name="ce42" table:formula="of:=SUMPRODUCT([Zeit7.C4:.E5];[$Verteilung.$J$36:$Verteilung.$L$37])" office:value-type="float" office:value="8.91430984174875" calcext:value-type="float">
            <text:p>8,91430984174875</text:p>
          </table:table-cell>
          <table:table-cell table:style-name="ce42" table:formula="of:=SUMPRODUCT([Zeit7.D4:.F5];[$Verteilung.N36:$Verteilung.P37])" office:value-type="float" office:value="1.57192460232214" calcext:value-type="float">
            <text:p>1,57192460232214</text:p>
          </table:table-cell>
          <table:table-cell table:style-name="ce42" table:formula="of:=SUMPRODUCT([Zeit7.E4:.F5];[$Verteilung.S36:$Verteilung.T37])" office:value-type="float" office:value="0.158318788387086" calcext:value-type="float">
            <text:p>0,158318788387086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8.A1:Zeit8.F1 Zeit8.A4:Zeit8.F5 Zeit8.A2:Zeit8.B3 Zeit8.D2:Zeit8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C2:Zeit8.C3 Zeit8.D2:Zeit8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9" table:style-name="ta1">
        <table:table-column table:style-name="co1" table:number-columns-repeated="14" table:default-cell-style-name="ce2"/>
        <table:table-column table:style-name="co8" table:default-cell-style-name="ce2"/>
        <table:table-column table:style-name="co1" table:number-columns-repeated="1009" table:default-cell-style-name="ce2"/>
        <table:table-row table:style-name="ro1">
          <table:table-cell table:style-name="ce45" table:formula="of:==SUMPRODUCT([Zeit8.A1:.B2];[$Verteilung.B19:$Verteilung.C20])" office:value-type="float" office:value="10.957646110525" calcext:value-type="float">
            <text:p>10,957646110525</text:p>
          </table:table-cell>
          <table:table-cell table:style-name="ce45" table:formula="of:=SUMPRODUCT([Zeit8.A1:.C2];[$Verteilung.F19:$Verteilung.H20])" office:value-type="float" office:value="11.9781296458199" calcext:value-type="float">
            <text:p>11,9781296458199</text:p>
          </table:table-cell>
          <table:table-cell table:style-name="ce45" table:formula="of:=SUMPRODUCT([Zeit8.B1:.D2];[$Verteilung.$J$19:$Verteilung.$L$20])" office:value-type="float" office:value="7.3380823674622" calcext:value-type="float">
            <text:p>7,3380823674622</text:p>
          </table:table-cell>
          <table:table-cell table:style-name="ce45" table:formula="of:=SUMPRODUCT([Zeit8.C1:.E2];[$Verteilung.$J$19:$Verteilung.$L$20])" office:value-type="float" office:value="2.82983562993556" calcext:value-type="float">
            <text:p>2,82983562993556</text:p>
          </table:table-cell>
          <table:table-cell table:style-name="ce45" table:formula="of:=SUMPRODUCT([Zeit8.D1:.F2];[$Verteilung.N19:$Verteilung.P20])" office:value-type="float" office:value="0.689215090747925" calcext:value-type="float">
            <text:p>0,689215090747925</text:p>
          </table:table-cell>
          <table:table-cell table:style-name="ce45" table:formula="of:=SUMPRODUCT([Zeit8.E1:.F2];[$Verteilung.S19:$Verteilung.T20])" office:value-type="float" office:value="0.109459631607522" calcext:value-type="float">
            <text:p>0,109459631607522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45" table:formula="of:=SUMPRODUCT([Zeit8.A1:.B3];[$Verteilung.B23:$Verteilung.C25])" office:value-type="float" office:value="38.1519319930955" calcext:value-type="float">
            <text:p>38,1519319930955</text:p>
          </table:table-cell>
          <table:table-cell table:style-name="ce45" table:formula="of:=SUMPRODUCT([Zeit8.A1:.C3];[$Verteilung.F23:$Verteilung.H25])" office:value-type="float" office:value="34.6085639161793" calcext:value-type="float">
            <text:p>34,6085639161793</text:p>
          </table:table-cell>
          <table:table-cell table:style-name="ce46" table:formula="of:=SUMPRODUCT([Zeit8.B1:.D3];[$Verteilung.$J$23:$Verteilung.$L$25])" office:value-type="float" office:value="17.6372031464444" calcext:value-type="float">
            <text:p>17,6372031464444</text:p>
          </table:table-cell>
          <table:table-cell table:style-name="ce47" table:formula="of:=SUMPRODUCT([Zeit8.C1:.E3];[$Verteilung.$J$23:$Verteilung.$L$25])" office:value-type="float" office:value="5.72176648049964" calcext:value-type="float">
            <text:p>5,72176648049964</text:p>
          </table:table-cell>
          <table:table-cell table:style-name="ce45" table:formula="of:=SUMPRODUCT([Zeit8.D1:.F3];[$Verteilung.N23:$Verteilung.P25])" office:value-type="float" office:value="1.26970697870031" calcext:value-type="float">
            <text:p>1,26970697870031</text:p>
          </table:table-cell>
          <table:table-cell table:style-name="ce45" table:formula="of:=SUMPRODUCT([Zeit8.E1:.F3];[$Verteilung.S23:$Verteilung.T25])" office:value-type="float" office:value="0.208184718048576" calcext:value-type="float">
            <text:p>0,208184718048576</text:p>
          </table:table-cell>
          <table:table-cell table:number-columns-repeated="8"/>
          <table:table-cell table:style-name="ce16" table:formula="of:=SUM([.A1:.F5])" office:value-type="float" office:value="1003.09317381164" calcext:value-type="float">
            <text:p>1003,09317381164</text:p>
          </table:table-cell>
          <table:table-cell table:number-columns-repeated="1009"/>
        </table:table-row>
        <table:table-row table:style-name="ro1">
          <table:table-cell table:style-name="ce45" table:formula="of:=SUMPRODUCT([Zeit8.A2:.B4];[$Verteilung.B27:$Verteilung.C29])" office:value-type="float" office:value="101.68770493481" calcext:value-type="float">
            <text:p>101,68770493481</text:p>
          </table:table-cell>
          <table:table-cell table:style-name="ce45" table:formula="of:=SUMPRODUCT([Zeit8.A2:.C4];[$Verteilung.F27:$Verteilung.H29])" office:value-type="float" office:value="79.7799919165619" calcext:value-type="float">
            <text:p>79,7799919165619</text:p>
          </table:table-cell>
          <table:table-cell table:style-name="ce46" table:formula="of:=SUMPRODUCT([Zeit8.B2:.D4];[$Verteilung.$J$27:$Verteilung.$L$29])" office:value-type="float" office:value="33.7342699892079" calcext:value-type="float">
            <text:p>33,7342699892079</text:p>
          </table:table-cell>
          <table:table-cell table:style-name="ce45" table:formula="of:=SUMPRODUCT([Zeit8.C2:.E4];[$Verteilung.$J$27:$Verteilung.$L$29])" office:value-type="float" office:value="9.85603598932227" calcext:value-type="float">
            <text:p>9,85603598932227</text:p>
          </table:table-cell>
          <table:table-cell table:style-name="ce45" table:formula="of:=SUMPRODUCT([Zeit8.D2:.F4];[$Verteilung.N27:$Verteilung.P29])" office:value-type="float" office:value="1.99325227981836" calcext:value-type="float">
            <text:p>1,99325227981836</text:p>
          </table:table-cell>
          <table:table-cell table:style-name="ce45" table:formula="of:=SUMPRODUCT([Zeit8.E2:.F4];[$Verteilung.S27:$Verteilung.T29])" office:value-type="float" office:value="0.335025330857161" calcext:value-type="float">
            <text:p>0,335025330857161</text:p>
          </table:table-cell>
          <table:table-cell table:number-columns-repeated="1018"/>
        </table:table-row>
        <table:table-row table:style-name="ro1">
          <table:table-cell table:style-name="ce45" table:formula="of:=SUMPRODUCT([Zeit8.A3:.B5];[$Verteilung.B31:$Verteilung.C33])" office:value-type="float" office:value="170.79453923409" calcext:value-type="float">
            <text:p>170,79453923409</text:p>
          </table:table-cell>
          <table:table-cell table:style-name="ce45" table:formula="of:=SUMPRODUCT([Zeit8.A3:.C5];[$Verteilung.F31:$Verteilung.H33])" office:value-type="float" office:value="112.095753914984" calcext:value-type="float">
            <text:p>112,095753914984</text:p>
          </table:table-cell>
          <table:table-cell table:style-name="ce45" table:formula="of:=SUMPRODUCT([Zeit8.B3:.D5];[$Verteilung.$J$31:$Verteilung.$L$33])" office:value-type="float" office:value="46.323048102521" calcext:value-type="float">
            <text:p>46,323048102521</text:p>
          </table:table-cell>
          <table:table-cell table:style-name="ce45" table:formula="of:=SUMPRODUCT([Zeit8.C3:.E5];[$Verteilung.$J$31:$Verteilung.$L$33])" office:value-type="float" office:value="12.8694639988801" calcext:value-type="float">
            <text:p>12,8694639988801</text:p>
          </table:table-cell>
          <table:table-cell table:style-name="ce45" table:formula="of:=SUMPRODUCT([Zeit8.D3:.F5];[$Verteilung.N31:$Verteilung.P33])" office:value-type="float" office:value="2.48584816821515" calcext:value-type="float">
            <text:p>2,48584816821515</text:p>
          </table:table-cell>
          <table:table-cell table:style-name="ce45" table:formula="of:=SUMPRODUCT([Zeit8.E3:.F5];[$Verteilung.S31:$Verteilung.T33])" office:value-type="float" office:value="0.225403626509608" calcext:value-type="float">
            <text:p>0,225403626509608</text:p>
          </table:table-cell>
          <table:table-cell table:number-columns-repeated="1018"/>
        </table:table-row>
        <table:table-row table:style-name="ro1">
          <table:table-cell table:style-name="ce45" table:formula="of:=SUMPRODUCT([Zeit8.A4:.B5];[$Verteilung.B36:$Verteilung.C37])" office:value-type="float" office:value="137.824112622434" calcext:value-type="float">
            <text:p>137,824112622434</text:p>
          </table:table-cell>
          <table:table-cell table:style-name="ce45" table:formula="of:=SUMPRODUCT([Zeit8.A4:.C5];[$Verteilung.F36:$Verteilung.H37])" office:value-type="float" office:value="105.907114079027" calcext:value-type="float">
            <text:p>105,907114079027</text:p>
          </table:table-cell>
          <table:table-cell table:style-name="ce45" table:formula="of:=SUMPRODUCT([Zeit8.B4:.D5];[$Verteilung.$J$36:$Verteilung.$L$37])" office:value-type="float" office:value="42.0315093086725" calcext:value-type="float">
            <text:p>42,0315093086725</text:p>
          </table:table-cell>
          <table:table-cell table:style-name="ce45" table:formula="of:=SUMPRODUCT([Zeit8.C4:.E5];[$Verteilung.$J$36:$Verteilung.$L$37])" office:value-type="float" office:value="11.0742674499765" calcext:value-type="float">
            <text:p>11,0742674499765</text:p>
          </table:table-cell>
          <table:table-cell table:style-name="ce45" table:formula="of:=SUMPRODUCT([Zeit8.D4:.F5];[$Verteilung.N36:$Verteilung.P37])" office:value-type="float" office:value="2.28745046987327" calcext:value-type="float">
            <text:p>2,28745046987327</text:p>
          </table:table-cell>
          <table:table-cell table:style-name="ce45" table:formula="of:=SUMPRODUCT([Zeit8.E4:.F5];[$Verteilung.S36:$Verteilung.T37])" office:value-type="float" office:value="0.288656686810283" calcext:value-type="float">
            <text:p>0,288656686810283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9.A1:Zeit9.F1 Zeit9.A4:Zeit9.F5 Zeit9.A2:Zeit9.B3 Zeit9.D2:Zeit9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C2:Zeit9.C3 Zeit9.D2:Zeit9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0" table:style-name="ta1">
        <table:table-column table:style-name="co1" table:number-columns-repeated="14" table:default-cell-style-name="ce2"/>
        <table:table-column table:style-name="co9" table:default-cell-style-name="ce2"/>
        <table:table-column table:style-name="co1" table:number-columns-repeated="1009" table:default-cell-style-name="ce2"/>
        <table:table-row table:style-name="ro1">
          <table:table-cell table:style-name="ce48" table:formula="of:==SUMPRODUCT([Zeit9.A1:.B2];[$Verteilung.B19:$Verteilung.C20])" office:value-type="float" office:value="13.1637096374149" calcext:value-type="float">
            <text:p>13,1637096374149</text:p>
          </table:table-cell>
          <table:table-cell table:style-name="ce48" table:formula="of:=SUMPRODUCT([Zeit9.A1:.C2];[$Verteilung.F19:$Verteilung.H20])" office:value-type="float" office:value="14.290064660084" calcext:value-type="float">
            <text:p>14,290064660084</text:p>
          </table:table-cell>
          <table:table-cell table:style-name="ce48" table:formula="of:=SUMPRODUCT([Zeit9.B1:.D2];[$Verteilung.$J$19:$Verteilung.$L$20])" office:value-type="float" office:value="8.96275556170681" calcext:value-type="float">
            <text:p>8,96275556170681</text:p>
          </table:table-cell>
          <table:table-cell table:style-name="ce48" table:formula="of:=SUMPRODUCT([Zeit9.C1:.E2];[$Verteilung.$J$19:$Verteilung.$L$20])" office:value-type="float" office:value="3.66157378019765" calcext:value-type="float">
            <text:p>3,66157378019765</text:p>
          </table:table-cell>
          <table:table-cell table:style-name="ce48" table:formula="of:=SUMPRODUCT([Zeit9.D1:.F2];[$Verteilung.N19:$Verteilung.P20])" office:value-type="float" office:value="0.994662691769799" calcext:value-type="float">
            <text:p>0,994662691769799</text:p>
          </table:table-cell>
          <table:table-cell table:style-name="ce48" table:formula="of:=SUMPRODUCT([Zeit9.E1:.F2];[$Verteilung.S19:$Verteilung.T20])" office:value-type="float" office:value="0.186718956317607" calcext:value-type="float">
            <text:p>0,186718956317607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48" table:formula="of:=SUMPRODUCT([Zeit9.A1:.B3];[$Verteilung.B23:$Verteilung.C25])" office:value-type="float" office:value="40.0805751924612" calcext:value-type="float">
            <text:p>40,0805751924612</text:p>
          </table:table-cell>
          <table:table-cell table:style-name="ce48" table:formula="of:=SUMPRODUCT([Zeit9.A1:.C3];[$Verteilung.F23:$Verteilung.H25])" office:value-type="float" office:value="36.5783898049285" calcext:value-type="float">
            <text:p>36,5783898049285</text:p>
          </table:table-cell>
          <table:table-cell table:style-name="ce49" table:formula="of:=SUMPRODUCT([Zeit9.B1:.D3];[$Verteilung.$J$23:$Verteilung.$L$25])" office:value-type="float" office:value="19.5005143761042" calcext:value-type="float">
            <text:p>19,5005143761042</text:p>
          </table:table-cell>
          <table:table-cell table:style-name="ce50" table:formula="of:=SUMPRODUCT([Zeit9.C1:.E3];[$Verteilung.$J$23:$Verteilung.$L$25])" office:value-type="float" office:value="6.95322480255279" calcext:value-type="float">
            <text:p>6,95322480255279</text:p>
          </table:table-cell>
          <table:table-cell table:style-name="ce48" table:formula="of:=SUMPRODUCT([Zeit9.D1:.F3];[$Verteilung.N23:$Verteilung.P25])" office:value-type="float" office:value="1.75357648270428" calcext:value-type="float">
            <text:p>1,75357648270428</text:p>
          </table:table-cell>
          <table:table-cell table:style-name="ce48" table:formula="of:=SUMPRODUCT([Zeit9.E1:.F3];[$Verteilung.S23:$Verteilung.T25])" office:value-type="float" office:value="0.34354272621944" calcext:value-type="float">
            <text:p>0,34354272621944</text:p>
          </table:table-cell>
          <table:table-cell table:number-columns-repeated="8"/>
          <table:table-cell table:style-name="ce16" table:formula="of:=SUM([.A1:.F5])" office:value-type="float" office:value="1003.96177367231" calcext:value-type="float">
            <text:p>1003,96177367231</text:p>
          </table:table-cell>
          <table:table-cell table:number-columns-repeated="1009"/>
        </table:table-row>
        <table:table-row table:style-name="ro1">
          <table:table-cell table:style-name="ce48" table:formula="of:=SUMPRODUCT([Zeit9.A2:.B4];[$Verteilung.B27:$Verteilung.C29])" office:value-type="float" office:value="97.2203779186736" calcext:value-type="float">
            <text:p>97,2203779186736</text:p>
          </table:table-cell>
          <table:table-cell table:style-name="ce48" table:formula="of:=SUMPRODUCT([Zeit9.A2:.C4];[$Verteilung.F27:$Verteilung.H29])" office:value-type="float" office:value="78.0085723349922" calcext:value-type="float">
            <text:p>78,0085723349922</text:p>
          </table:table-cell>
          <table:table-cell table:style-name="ce49" table:formula="of:=SUMPRODUCT([Zeit9.B2:.D4];[$Verteilung.$J$27:$Verteilung.$L$29])" office:value-type="float" office:value="35.7405638910762" calcext:value-type="float">
            <text:p>35,7405638910762</text:p>
          </table:table-cell>
          <table:table-cell table:style-name="ce48" table:formula="of:=SUMPRODUCT([Zeit9.C2:.E4];[$Verteilung.$J$27:$Verteilung.$L$29])" office:value-type="float" office:value="11.6010277469466" calcext:value-type="float">
            <text:p>11,6010277469466</text:p>
          </table:table-cell>
          <table:table-cell table:style-name="ce48" table:formula="of:=SUMPRODUCT([Zeit9.D2:.F4];[$Verteilung.N27:$Verteilung.P29])" office:value-type="float" office:value="2.68707726366851" calcext:value-type="float">
            <text:p>2,68707726366851</text:p>
          </table:table-cell>
          <table:table-cell table:style-name="ce48" table:formula="of:=SUMPRODUCT([Zeit9.E2:.F4];[$Verteilung.S27:$Verteilung.T29])" office:value-type="float" office:value="0.539937734942888" calcext:value-type="float">
            <text:p>0,539937734942888</text:p>
          </table:table-cell>
          <table:table-cell table:number-columns-repeated="1018"/>
        </table:table-row>
        <table:table-row table:style-name="ro1">
          <table:table-cell table:style-name="ce48" table:formula="of:=SUMPRODUCT([Zeit9.A3:.B5];[$Verteilung.B31:$Verteilung.C33])" office:value-type="float" office:value="155.06940752489" calcext:value-type="float">
            <text:p>155,06940752489</text:p>
          </table:table-cell>
          <table:table-cell table:style-name="ce48" table:formula="of:=SUMPRODUCT([Zeit9.A3:.C5];[$Verteilung.F31:$Verteilung.H33])" office:value-type="float" office:value="108.972465904796" calcext:value-type="float">
            <text:p>108,972465904796</text:p>
          </table:table-cell>
          <table:table-cell table:style-name="ce48" table:formula="of:=SUMPRODUCT([Zeit9.B3:.D5];[$Verteilung.$J$31:$Verteilung.$L$33])" office:value-type="float" office:value="48.705244558004" calcext:value-type="float">
            <text:p>48,705244558004</text:p>
          </table:table-cell>
          <table:table-cell table:style-name="ce48" table:formula="of:=SUMPRODUCT([Zeit9.C3:.E5];[$Verteilung.$J$31:$Verteilung.$L$33])" office:value-type="float" office:value="15.0837085132867" calcext:value-type="float">
            <text:p>15,0837085132867</text:p>
          </table:table-cell>
          <table:table-cell table:style-name="ce48" table:formula="of:=SUMPRODUCT([Zeit9.D3:.F5];[$Verteilung.N31:$Verteilung.P33])" office:value-type="float" office:value="3.34322761911082" calcext:value-type="float">
            <text:p>3,34322761911082</text:p>
          </table:table-cell>
          <table:table-cell table:style-name="ce48" table:formula="of:=SUMPRODUCT([Zeit9.E3:.F5];[$Verteilung.S31:$Verteilung.T33])" office:value-type="float" office:value="0.369916542036835" calcext:value-type="float">
            <text:p>0,369916542036835</text:p>
          </table:table-cell>
          <table:table-cell table:number-columns-repeated="1018"/>
        </table:table-row>
        <table:table-row table:style-name="ro1">
          <table:table-cell table:style-name="ce48" table:formula="of:=SUMPRODUCT([Zeit9.A4:.B5];[$Verteilung.B36:$Verteilung.C37])" office:value-type="float" office:value="134.024482845538" calcext:value-type="float">
            <text:p>134,024482845538</text:p>
          </table:table-cell>
          <table:table-cell table:style-name="ce48" table:formula="of:=SUMPRODUCT([Zeit9.A4:.C5];[$Verteilung.F36:$Verteilung.H37])" office:value-type="float" office:value="104.503274891455" calcext:value-type="float">
            <text:p>104,503274891455</text:p>
          </table:table-cell>
          <table:table-cell table:style-name="ce48" table:formula="of:=SUMPRODUCT([Zeit9.B4:.D5];[$Verteilung.$J$36:$Verteilung.$L$37])" office:value-type="float" office:value="44.8675490431349" calcext:value-type="float">
            <text:p>44,8675490431349</text:p>
          </table:table-cell>
          <table:table-cell table:style-name="ce48" table:formula="of:=SUMPRODUCT([Zeit9.C4:.E5];[$Verteilung.$J$36:$Verteilung.$L$37])" office:value-type="float" office:value="13.1837984770142" calcext:value-type="float">
            <text:p>13,1837984770142</text:p>
          </table:table-cell>
          <table:table-cell table:style-name="ce48" table:formula="of:=SUMPRODUCT([Zeit9.D4:.F5];[$Verteilung.N36:$Verteilung.P37])" office:value-type="float" office:value="3.10160848244873" calcext:value-type="float">
            <text:p>3,10160848244873</text:p>
          </table:table-cell>
          <table:table-cell table:style-name="ce48" table:formula="of:=SUMPRODUCT([Zeit9.E4:.F5];[$Verteilung.S36:$Verteilung.T37])" office:value-type="float" office:value="0.470223707834654" calcext:value-type="float">
            <text:p>0,470223707834654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0.A1:Zeit10.F1 Zeit10.A4:Zeit10.F5 Zeit10.A2:Zeit10.B3 Zeit10.D2:Zeit10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C2:Zeit10.C3 Zeit10.D2:Zeit10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10" table:number-columns-repeated="1024" table:default-cell-style-name="Default"/>
        <table:table-row table:style-name="ro2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/>
          <table:table-cell table:number-columns-repeated="3"/>
          <table:table-cell table:style-name="ce64" office:value-type="string" calcext:value-type="string">
            <text:p>Die grünen Felder zeigen als Ergebnis die Summe der zugehörigen 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67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number-columns-repeated="2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3">
          <table:table-cell table:style-name="ce6" office:value-type="string" calcext:value-type="string">
            <text:p>Diffusionskoeffizient</text:p>
          </table:table-cell>
          <table:table-cell table:number-columns-repeated="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style-name="ce25" office:value-type="string" calcext:value-type="string">
            <text:p>hor/vert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3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5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8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3">
          <table:table-cell/>
          <table:table-cell table:style-name="ce58" office:value-type="string" calcext:value-type="string">
            <text:p>Wenn Kanten und Ecken eine Schadstoffbeitrag zur Zellenberechnung leisten, werden diese hier als Sonderfall. 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2" table:formula="of:=[.Q5]" office:value-type="float" office:value="0.829513105638569" calcext:value-type="float">
            <text:p>0,829513105638569</text:p>
          </table:table-cell>
          <table:table-cell table:style-name="ce13" table:formula="of:=[.T5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1" table:formula="of:=[.R5]" office:value-type="float" office:value="0.0629775284618455" calcext:value-type="float">
            <text:p>0,06297752846184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X5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1" table:formula="of:=[.V5]" office:value-type="float" office:value="0.0568641046305657" calcext:value-type="float">
            <text:p>0,056864104630566</text:p>
          </table:table-cell>
          <table:table-cell table:style-name="ce10" table:formula="of:=[.Y5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3" table:formula="of:=[.Q8]" office:value-type="float" office:value="0.0568641046305657" calcext:value-type="float">
            <text:p>0,056864104630566</text:p>
          </table:table-cell>
          <table:table-cell table:style-name="ce13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1" table:formula="of:=[.R8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1" table:formula="of:=[.V8]" office:value-type="float" office:value="0.0353553390593274" calcext:value-type="float">
            <text:p>0,035355339059327</text:p>
          </table:table-cell>
          <table:table-cell table:style-name="ce11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6]" office:value-type="float" office:value="0.0629775284618455" calcext:value-type="float">
            <text:p>0,062977528461846</text:p>
          </table:table-cell>
          <table:table-cell table:style-name="ce11" table:formula="of:=[.T6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6]" office:value-type="float" office:value="0.0445318374377398" calcext:value-type="float">
            <text:p>0,044531837437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X6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Y6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Q9]" office:value-type="float" office:value="0.748989698127554" calcext:value-type="float">
            <text:p>0,748989698127554</text:p>
          </table:table-cell>
          <table:table-cell table:style-name="ce11" table:formula="of:=[.T9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4]" office:value-type="float" office:value="0.65857864376269" calcext:value-type="float">
            <text:p>0,65857864376269</text:p>
          </table:table-cell>
          <table:table-cell table:style-name="ce13" table:formula="of:=[.L24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4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9]" office:value-type="float" office:value="0.05" calcext:value-type="float">
            <text:p>0,05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5]" office:value-type="float" office:value="0.05" calcext:value-type="float">
            <text:p>0,05</text:p>
          </table:table-cell>
          <table:table-cell table:style-name="ce13" table:formula="of:=[.L25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L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T8]" office:value-type="float" office:value="0.0353553390593274" calcext:value-type="float">
            <text:p>0,035355339059327</text:p>
          </table:table-cell>
          <table:table-cell table:style-name="ce13" table:formula="of:=[.U8]" office:value-type="float" office:value="0.05" calcext:value-type="float">
            <text:p>0,05</text:p>
          </table:table-cell>
          <table:table-cell table:style-name="ce13" table:formula="of:=[.V8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B24]" office:value-type="float" office:value="0.748989698127554" calcext:value-type="float">
            <text:p>0,748989698127554</text:p>
          </table:table-cell>
          <table:table-cell table:style-name="ce11" table:formula="of:=[.J24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T9]" office:value-type="float" office:value="0.05" calcext:value-type="float">
            <text:p>0,05</text:p>
          </table:table-cell>
          <table:table-cell table:style-name="ce12" table:formula="of:=[.U9]" office:value-type="float" office:value="0.65857864376269" calcext:value-type="float">
            <text:p>0,65857864376269</text:p>
          </table:table-cell>
          <table:table-cell table:style-name="ce13" table:formula="of:=[.V9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T10]" office:value-type="float" office:value="0.0353553390593274" calcext:value-type="float">
            <text:p>0,035355339059327</text:p>
          </table:table-cell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J29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B28]" office:value-type="float" office:value="0.748989698127554" calcext:value-type="float">
            <text:p>0,748989698127554</text:p>
          </table:table-cell>
          <table:table-cell table:style-name="ce11" table:formula="of:=[.J28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H32]/[.$O$9]" office:value-type="float" office:value="0.000568641046305657" calcext:value-type="float">
            <text:p>0,000568641046306</text:p>
          </table:table-cell>
          <table:table-cell table:style-name="ce12" table:formula="of:=[.T28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8"/>
          <table:table-cell table:style-name="ce11" table:formula="of:=[.Q12]" office:value-type="float" office:value="0.0629775284618455" calcext:value-type="float">
            <text:p>0,062977528461846</text:p>
          </table:table-cell>
          <table:table-cell table:style-name="ce11" table:formula="of:=[.T12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12]" office:value-type="float" office:value="0.0445318374377398" calcext:value-type="float">
            <text:p>0,044531837437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X12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J29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3">
          <table:table-cell table:style-name="ce27" office:value-type="string" calcext:value-type="string">
            <text:p>Kante</text:p>
          </table:table-cell>
          <table:table-cell table:style-name="ce10" table:formula="of:=[.Q13]" office:value-type="float" office:value="0.829513105638569" calcext:value-type="float">
            <text:p>0,829513105638569</text:p>
          </table:table-cell>
          <table:table-cell table:style-name="ce11" table:formula="of:=[.T13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12" table:formula="of:=[.U13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G37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K37]" office:value-type="float" office:value="0.748989698127554" calcext:value-type="float">
            <text:p>0,748989698127554</text:p>
          </table:table-cell>
          <table:table-cell table:style-name="ce13" table:formula="of:=[.X13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Y13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24:09.813002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15T13:52:18.075029000</dc:date>
    <dc:creator>Engelbert Niehaus</dc:creator>
    <meta:editing-duration>PT3H10M53S</meta:editing-duration>
    <meta:editing-cycles>13</meta:editing-cycles>
    <meta:generator>LibreOffice/6.0.6.2$MacOSX_X86_64 LibreOffice_project/0c292870b25a325b5ed35f6b45599d2ea4458e77</meta:generator>
    <meta:document-statistic meta:table-count="12" meta:cell-count="706" meta:object-count="0"/>
  </office:meta>
</office:document-meta>
</file>